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empos respuesta" table:style-name="ta1">
        <table:shapes>
          <draw:frame draw:z-index="0" draw:style-name="gr1" draw:text-style-name="P1" svg:width="159.98mm" svg:height="90.05mm" svg:x="45.43mm" svg:y="244.37mm">
            <draw:object draw:notify-on-update-of-ranges="'Tiempos respuesta'.C9:'Tiempos respuesta'.C9 'Tiempos respuesta'.C10:'Tiempos respuesta'.C21 'Tiempos respuesta'.I9:'Tiempos respuesta'.I9 'Tiempos respuesta'.I10:'Tiempos respuesta'.I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4mm" svg:x="249.74mm" svg:y="245.44mm">
            <draw:object draw:notify-on-update-of-ranges="'Tiempos respuesta'.S9:'Tiempos respuesta'.S9 'Tiempos respuesta'.S10:'Tiempos respuesta'.S21 'Tiempos respuesta'.Y9:'Tiempos respuesta'.Y9 'Tiempos respuesta'.Y10:'Tiempos respuesta'.Y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450.46mm" svg:y="244.9mm">
            <draw:object draw:notify-on-update-of-ranges="'Tiempos respuesta'.C37:'Tiempos respuesta'.C37 'Tiempos respuesta'.C38:'Tiempos respuesta'.C49 'Tiempos respuesta'.I37:'Tiempos respuesta'.I37 'Tiempos respuesta'.I38:'Tiempos respuesta'.I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5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162.028" calcext:value-type="float">
            <text:p>162,028</text:p>
          </table:table-cell>
          <table:table-cell office:value-type="float" office:value="5.413" calcext:value-type="float">
            <text:p>5,413</text:p>
          </table:table-cell>
          <table:table-cell office:value-type="float" office:value="6.163" calcext:value-type="float">
            <text:p>6,163</text:p>
          </table:table-cell>
          <table:table-cell office:value-type="float" office:value="4.429" calcext:value-type="float">
            <text:p>4,429</text:p>
          </table:table-cell>
          <table:table-cell office:value-type="float" office:value="4.986" calcext:value-type="float">
            <text:p>4,986</text:p>
          </table:table-cell>
          <table:table-cell table:formula="of:=AVERAGE([.D10:.H10])" office:value-type="float" office:value="36.6038" calcext:value-type="float">
            <text:p>36,6038</text:p>
          </table:table-cell>
          <table:table-cell table:formula="of:=STDEV([.D10:.H10])" office:value-type="float" office:value="70.117118606657" calcext:value-type="float">
            <text:p>70,117118606657</text:p>
          </table:table-cell>
          <table:table-cell table:formula="of:=CONFIDENCE(0.05;[.J10];5)" office:value-type="float" office:value="61.4592349390164" calcext:value-type="float">
            <text:p>61,4592349390164</text:p>
          </table:table-cell>
          <table:table-cell table:formula="of:=[.I10]-[.K10]" office:value-type="float" office:value="-24.8554349390164" calcext:value-type="float">
            <text:p>-24,8554349390164</text:p>
          </table:table-cell>
          <table:table-cell table:formula="of:=[.I10]+[.K10]" office:value-type="float" office:value="98.0630349390164" calcext:value-type="float">
            <text:p>98,063034939016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4.852" calcext:value-type="float">
            <text:p>4,852</text:p>
          </table:table-cell>
          <table:table-cell office:value-type="float" office:value="4.968" calcext:value-type="float">
            <text:p>4,968</text:p>
          </table:table-cell>
          <table:table-cell office:value-type="float" office:value="8.405" calcext:value-type="float">
            <text:p>8,405</text:p>
          </table:table-cell>
          <table:table-cell office:value-type="float" office:value="5.16" calcext:value-type="float">
            <text:p>5,16</text:p>
          </table:table-cell>
          <table:table-cell office:value-type="float" office:value="7.889" calcext:value-type="float">
            <text:p>7,889</text:p>
          </table:table-cell>
          <table:table-cell table:formula="of:=AVERAGE([.T10:.X10])" office:value-type="float" office:value="6.2548" calcext:value-type="float">
            <text:p>6,2548</text:p>
          </table:table-cell>
          <table:table-cell table:formula="of:=STDEV([.T10:.X10])" office:value-type="float" office:value="1.740420839912" calcext:value-type="float">
            <text:p>1,740420839912</text:p>
          </table:table-cell>
          <table:table-cell table:formula="of:=CONFIDENCE(0.05;[.Z10];5)" office:value-type="float" office:value="1.5255180962721" calcext:value-type="float">
            <text:p>1,5255180962721</text:p>
          </table:table-cell>
          <table:table-cell table:formula="of:=[.Y10]-[.AA10]" office:value-type="float" office:value="4.72928190372791" calcext:value-type="float">
            <text:p>4,72928190372791</text:p>
          </table:table-cell>
          <table:table-cell table:formula="of:=[.Y10]+[.AA10]" office:value-type="float" office:value="7.7803180962721" calcext:value-type="float">
            <text:p>7,780318096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65.125" calcext:value-type="float">
            <text:p>165,125</text:p>
          </table:table-cell>
          <table:table-cell office:value-type="float" office:value="10.347" calcext:value-type="float">
            <text:p>10,347</text:p>
          </table:table-cell>
          <table:table-cell office:value-type="float" office:value="10.933" calcext:value-type="float">
            <text:p>10,933</text:p>
          </table:table-cell>
          <table:table-cell office:value-type="float" office:value="9.543" calcext:value-type="float">
            <text:p>9,543</text:p>
          </table:table-cell>
          <table:table-cell office:value-type="float" office:value="9.029" calcext:value-type="float">
            <text:p>9,029</text:p>
          </table:table-cell>
          <table:table-cell table:formula="of:=AVERAGE([.D11:.H11])" office:value-type="float" office:value="40.9954" calcext:value-type="float">
            <text:p>40,9954</text:p>
          </table:table-cell>
          <table:table-cell table:formula="of:=STDEV([.D11:.H11])" office:value-type="float" office:value="69.3944055871941" calcext:value-type="float">
            <text:p>69,3944055871941</text:p>
          </table:table-cell>
          <table:table-cell table:formula="of:=CONFIDENCE(0.05;[.J11];5)" office:value-type="float" office:value="60.8257606870891" calcext:value-type="float">
            <text:p>60,8257606870891</text:p>
          </table:table-cell>
          <table:table-cell table:formula="of:=[.I11]-[.K11]" office:value-type="float" office:value="-19.8303606870891" calcext:value-type="float">
            <text:p>-19,8303606870891</text:p>
          </table:table-cell>
          <table:table-cell table:formula="of:=[.I11]+[.K11]" office:value-type="float" office:value="101.821160687089" calcext:value-type="float">
            <text:p>101,821160687089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10.203" calcext:value-type="float">
            <text:p>10,203</text:p>
          </table:table-cell>
          <table:table-cell office:value-type="float" office:value="11.125" calcext:value-type="float">
            <text:p>11,125</text:p>
          </table:table-cell>
          <table:table-cell office:value-type="float" office:value="17.704" calcext:value-type="float">
            <text:p>17,704</text:p>
          </table:table-cell>
          <table:table-cell office:value-type="float" office:value="14.076" calcext:value-type="float">
            <text:p>14,076</text:p>
          </table:table-cell>
          <table:table-cell office:value-type="float" office:value="15.266" calcext:value-type="float">
            <text:p>15,266</text:p>
          </table:table-cell>
          <table:table-cell table:formula="of:=AVERAGE([.T11:.X11])" office:value-type="float" office:value="13.6748" calcext:value-type="float">
            <text:p>13,6748</text:p>
          </table:table-cell>
          <table:table-cell table:formula="of:=STDEV([.T11:.X11])" office:value-type="float" office:value="3.06113568794328" calcext:value-type="float">
            <text:p>3,06113568794328</text:p>
          </table:table-cell>
          <table:table-cell table:formula="of:=CONFIDENCE(0.05;[.Z11];5)" office:value-type="float" office:value="2.68315443024569" calcext:value-type="float">
            <text:p>2,68315443024569</text:p>
          </table:table-cell>
          <table:table-cell table:formula="of:=[.Y11]-[.AA11]" office:value-type="float" office:value="10.9916455697543" calcext:value-type="float">
            <text:p>10,9916455697543</text:p>
          </table:table-cell>
          <table:table-cell table:formula="of:=[.Y11]+[.AA11]" office:value-type="float" office:value="16.3579544302457" calcext:value-type="float">
            <text:p>16,3579544302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9.534" calcext:value-type="float">
            <text:p>9,534</text:p>
          </table:table-cell>
          <table:table-cell office:value-type="float" office:value="10.865" calcext:value-type="float">
            <text:p>10,865</text:p>
          </table:table-cell>
          <table:table-cell office:value-type="float" office:value="11.287" calcext:value-type="float">
            <text:p>11,287</text:p>
          </table:table-cell>
          <table:table-cell office:value-type="float" office:value="8.38" calcext:value-type="float">
            <text:p>8,38</text:p>
          </table:table-cell>
          <table:table-cell office:value-type="float" office:value="10.617" calcext:value-type="float">
            <text:p>10,617</text:p>
          </table:table-cell>
          <table:table-cell table:formula="of:=AVERAGE([.D12:.H12])" office:value-type="float" office:value="10.1366" calcext:value-type="float">
            <text:p>10,1366</text:p>
          </table:table-cell>
          <table:table-cell table:formula="of:=STDEV([.D12:.H12])" office:value-type="float" office:value="1.17617400923503" calcext:value-type="float">
            <text:p>1,17617400923503</text:p>
          </table:table-cell>
          <table:table-cell table:formula="of:=CONFIDENCE(0.05;[.J12];5)" office:value-type="float" office:value="1.03094303073483" calcext:value-type="float">
            <text:p>1,03094303073483</text:p>
          </table:table-cell>
          <table:table-cell table:formula="of:=[.I12]-[.K12]" office:value-type="float" office:value="9.10565696926517" calcext:value-type="float">
            <text:p>9,10565696926517</text:p>
          </table:table-cell>
          <table:table-cell table:formula="of:=[.I12]+[.K12]" office:value-type="float" office:value="11.1675430307348" calcext:value-type="float">
            <text:p>11,1675430307348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8.727" calcext:value-type="float">
            <text:p>8,727</text:p>
          </table:table-cell>
          <table:table-cell office:value-type="float" office:value="8.922" calcext:value-type="float">
            <text:p>8,922</text:p>
          </table:table-cell>
          <table:table-cell office:value-type="float" office:value="13.651" calcext:value-type="float">
            <text:p>13,651</text:p>
          </table:table-cell>
          <table:table-cell office:value-type="float" office:value="13.825" calcext:value-type="float">
            <text:p>13,825</text:p>
          </table:table-cell>
          <table:table-cell office:value-type="float" office:value="9.022" calcext:value-type="float">
            <text:p>9,022</text:p>
          </table:table-cell>
          <table:table-cell table:formula="of:=AVERAGE([.T12:.X12])" office:value-type="float" office:value="10.8294" calcext:value-type="float">
            <text:p>10,8294</text:p>
          </table:table-cell>
          <table:table-cell table:formula="of:=STDEV([.T12:.X12])" office:value-type="float" office:value="2.65800682843367" calcext:value-type="float">
            <text:p>2,65800682843367</text:p>
          </table:table-cell>
          <table:table-cell table:formula="of:=CONFIDENCE(0.05;[.Z12];5)" office:value-type="float" office:value="2.32980289812858" calcext:value-type="float">
            <text:p>2,32980289812858</text:p>
          </table:table-cell>
          <table:table-cell table:formula="of:=[.Y12]-[.AA12]" office:value-type="float" office:value="8.49959710187142" calcext:value-type="float">
            <text:p>8,49959710187142</text:p>
          </table:table-cell>
          <table:table-cell table:formula="of:=[.Y12]+[.AA12]" office:value-type="float" office:value="13.1592028981286" calcext:value-type="float">
            <text:p>13,1592028981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273.423" calcext:value-type="float">
            <text:p>273,423</text:p>
          </table:table-cell>
          <table:table-cell office:value-type="float" office:value="278.018" calcext:value-type="float">
            <text:p>278,018</text:p>
          </table:table-cell>
          <table:table-cell office:value-type="float" office:value="277.094" calcext:value-type="float">
            <text:p>277,094</text:p>
          </table:table-cell>
          <table:table-cell office:value-type="float" office:value="271.82" calcext:value-type="float">
            <text:p>271,82</text:p>
          </table:table-cell>
          <table:table-cell office:value-type="float" office:value="282.552" calcext:value-type="float">
            <text:p>282,552</text:p>
          </table:table-cell>
          <table:table-cell table:formula="of:=AVERAGE([.D13:.H13])" office:value-type="float" office:value="276.5814" calcext:value-type="float">
            <text:p>276,5814</text:p>
          </table:table-cell>
          <table:table-cell table:formula="of:=STDEV([.D13:.H13])" office:value-type="float" office:value="4.20181696412398" calcext:value-type="float">
            <text:p>4,20181696412398</text:p>
          </table:table-cell>
          <table:table-cell table:formula="of:=CONFIDENCE(0.05;[.J13];5)" office:value-type="float" office:value="3.68298728043173" calcext:value-type="float">
            <text:p>3,68298728043173</text:p>
          </table:table-cell>
          <table:table-cell table:formula="of:=[.I13]-[.K13]" office:value-type="float" office:value="272.898412719568" calcext:value-type="float">
            <text:p>272,898412719568</text:p>
          </table:table-cell>
          <table:table-cell table:formula="of:=[.I13]+[.K13]" office:value-type="float" office:value="280.264387280432" calcext:value-type="float">
            <text:p>280,26438728043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284.835" calcext:value-type="float">
            <text:p>284,835</text:p>
          </table:table-cell>
          <table:table-cell office:value-type="float" office:value="280.267" calcext:value-type="float">
            <text:p>280,267</text:p>
          </table:table-cell>
          <table:table-cell office:value-type="float" office:value="276.935" calcext:value-type="float">
            <text:p>276,935</text:p>
          </table:table-cell>
          <table:table-cell office:value-type="float" office:value="272.955" calcext:value-type="float">
            <text:p>272,955</text:p>
          </table:table-cell>
          <table:table-cell office:value-type="float" office:value="271.412" calcext:value-type="float">
            <text:p>271,412</text:p>
          </table:table-cell>
          <table:table-cell table:formula="of:=AVERAGE([.T13:.X13])" office:value-type="float" office:value="277.2808" calcext:value-type="float">
            <text:p>277,2808</text:p>
          </table:table-cell>
          <table:table-cell table:formula="of:=STDEV([.T13:.X13])" office:value-type="float" office:value="5.46027162328029" calcext:value-type="float">
            <text:p>5,46027162328029</text:p>
          </table:table-cell>
          <table:table-cell table:formula="of:=CONFIDENCE(0.05;[.Z13];5)" office:value-type="float" office:value="4.78605115547586" calcext:value-type="float">
            <text:p>4,78605115547586</text:p>
          </table:table-cell>
          <table:table-cell table:formula="of:=[.Y13]-[.AA13]" office:value-type="float" office:value="272.494748844524" calcext:value-type="float">
            <text:p>272,494748844524</text:p>
          </table:table-cell>
          <table:table-cell table:formula="of:=[.Y13]+[.AA13]" office:value-type="float" office:value="282.066851155476" calcext:value-type="float">
            <text:p>282,066851155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0.008" calcext:value-type="float">
            <text:p>10,008</text:p>
          </table:table-cell>
          <table:table-cell office:value-type="float" office:value="12.172" calcext:value-type="float">
            <text:p>12,172</text:p>
          </table:table-cell>
          <table:table-cell office:value-type="float" office:value="14.086" calcext:value-type="float">
            <text:p>14,086</text:p>
          </table:table-cell>
          <table:table-cell office:value-type="float" office:value="12.496" calcext:value-type="float">
            <text:p>12,496</text:p>
          </table:table-cell>
          <table:table-cell office:value-type="float" office:value="8.977" calcext:value-type="float">
            <text:p>8,977</text:p>
          </table:table-cell>
          <table:table-cell table:formula="of:=AVERAGE([.D14:.H14])" office:value-type="float" office:value="11.5478" calcext:value-type="float">
            <text:p>11,5478</text:p>
          </table:table-cell>
          <table:table-cell table:formula="of:=STDEV([.D14:.H14])" office:value-type="float" office:value="2.04396457894945" calcext:value-type="float">
            <text:p>2,04396457894945</text:p>
          </table:table-cell>
          <table:table-cell table:formula="of:=CONFIDENCE(0.05;[.J14];5)" office:value-type="float" office:value="1.79158102558931" calcext:value-type="float">
            <text:p>1,79158102558931</text:p>
          </table:table-cell>
          <table:table-cell table:formula="of:=[.I14]-[.K14]" office:value-type="float" office:value="9.75621897441069" calcext:value-type="float">
            <text:p>9,75621897441069</text:p>
          </table:table-cell>
          <table:table-cell table:formula="of:=[.I14]+[.K14]" office:value-type="float" office:value="13.3393810255893" calcext:value-type="float">
            <text:p>13,3393810255893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9.524" calcext:value-type="float">
            <text:p>9,524</text:p>
          </table:table-cell>
          <table:table-cell office:value-type="float" office:value="11.734" calcext:value-type="float">
            <text:p>11,734</text:p>
          </table:table-cell>
          <table:table-cell office:value-type="float" office:value="10.864" calcext:value-type="float">
            <text:p>10,864</text:p>
          </table:table-cell>
          <table:table-cell office:value-type="float" office:value="9.872" calcext:value-type="float">
            <text:p>9,872</text:p>
          </table:table-cell>
          <table:table-cell office:value-type="float" office:value="8.908" calcext:value-type="float">
            <text:p>8,908</text:p>
          </table:table-cell>
          <table:table-cell table:formula="of:=AVERAGE([.T14:.X14])" office:value-type="float" office:value="10.1804" calcext:value-type="float">
            <text:p>10,1804</text:p>
          </table:table-cell>
          <table:table-cell table:formula="of:=STDEV([.T14:.X14])" office:value-type="float" office:value="1.12093211212812" calcext:value-type="float">
            <text:p>1,12093211212812</text:p>
          </table:table-cell>
          <table:table-cell table:formula="of:=CONFIDENCE(0.05;[.Z14];5)" office:value-type="float" office:value="0.98252226273641" calcext:value-type="float">
            <text:p>0,98252226273641</text:p>
          </table:table-cell>
          <table:table-cell table:formula="of:=[.Y14]-[.AA14]" office:value-type="float" office:value="9.19787773726359" calcext:value-type="float">
            <text:p>9,19787773726359</text:p>
          </table:table-cell>
          <table:table-cell table:formula="of:=[.Y14]+[.AA14]" office:value-type="float" office:value="11.1629222627364" calcext:value-type="float">
            <text:p>11,1629222627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47.914" calcext:value-type="float">
            <text:p>147,914</text:p>
          </table:table-cell>
          <table:table-cell office:value-type="float" office:value="151.532" calcext:value-type="float">
            <text:p>151,532</text:p>
          </table:table-cell>
          <table:table-cell office:value-type="float" office:value="151.409" calcext:value-type="float">
            <text:p>151,409</text:p>
          </table:table-cell>
          <table:table-cell office:value-type="float" office:value="147.239" calcext:value-type="float">
            <text:p>147,239</text:p>
          </table:table-cell>
          <table:table-cell office:value-type="float" office:value="148.719" calcext:value-type="float">
            <text:p>148,719</text:p>
          </table:table-cell>
          <table:table-cell table:formula="of:=AVERAGE([.D15:.H15])" office:value-type="float" office:value="149.3626" calcext:value-type="float">
            <text:p>149,3626</text:p>
          </table:table-cell>
          <table:table-cell table:formula="of:=STDEV([.D15:.H15])" office:value-type="float" office:value="1.9947674801841" calcext:value-type="float">
            <text:p>1,9947674801841</text:p>
          </table:table-cell>
          <table:table-cell table:formula="of:=CONFIDENCE(0.05;[.J15];5)" office:value-type="float" office:value="1.74845865959051" calcext:value-type="float">
            <text:p>1,74845865959051</text:p>
          </table:table-cell>
          <table:table-cell table:formula="of:=[.I15]-[.K15]" office:value-type="float" office:value="147.61414134041" calcext:value-type="float">
            <text:p>147,61414134041</text:p>
          </table:table-cell>
          <table:table-cell table:formula="of:=[.I15]+[.K15]" office:value-type="float" office:value="151.111058659591" calcext:value-type="float">
            <text:p>151,111058659591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49.15" calcext:value-type="float">
            <text:p>149,15</text:p>
          </table:table-cell>
          <table:table-cell office:value-type="float" office:value="151.83" calcext:value-type="float">
            <text:p>151,83</text:p>
          </table:table-cell>
          <table:table-cell office:value-type="float" office:value="158.735" calcext:value-type="float">
            <text:p>158,735</text:p>
          </table:table-cell>
          <table:table-cell office:value-type="float" office:value="155.122" calcext:value-type="float">
            <text:p>155,122</text:p>
          </table:table-cell>
          <table:table-cell office:value-type="float" office:value="148.453" calcext:value-type="float">
            <text:p>148,453</text:p>
          </table:table-cell>
          <table:table-cell table:formula="of:=AVERAGE([.T15:.X15])" office:value-type="float" office:value="152.658" calcext:value-type="float">
            <text:p>152,658</text:p>
          </table:table-cell>
          <table:table-cell table:formula="of:=STDEV([.T15:.X15])" office:value-type="float" office:value="4.29170414870364" calcext:value-type="float">
            <text:p>4,29170414870364</text:p>
          </table:table-cell>
          <table:table-cell table:formula="of:=CONFIDENCE(0.05;[.Z15];5)" office:value-type="float" office:value="3.76177542382477" calcext:value-type="float">
            <text:p>3,76177542382477</text:p>
          </table:table-cell>
          <table:table-cell table:formula="of:=[.Y15]-[.AA15]" office:value-type="float" office:value="148.896224576175" calcext:value-type="float">
            <text:p>148,896224576175</text:p>
          </table:table-cell>
          <table:table-cell table:formula="of:=[.Y15]+[.AA15]" office:value-type="float" office:value="156.419775423825" calcext:value-type="float">
            <text:p>156,419775423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9.705" calcext:value-type="float">
            <text:p>9,705</text:p>
          </table:table-cell>
          <table:table-cell office:value-type="float" office:value="9.654" calcext:value-type="float">
            <text:p>9,654</text:p>
          </table:table-cell>
          <table:table-cell office:value-type="float" office:value="9.855" calcext:value-type="float">
            <text:p>9,855</text:p>
          </table:table-cell>
          <table:table-cell office:value-type="float" office:value="15.818" calcext:value-type="float">
            <text:p>15,818</text:p>
          </table:table-cell>
          <table:table-cell office:value-type="float" office:value="10.456" calcext:value-type="float">
            <text:p>10,456</text:p>
          </table:table-cell>
          <table:table-cell table:formula="of:=AVERAGE([.D16:.H16])" office:value-type="float" office:value="11.0976" calcext:value-type="float">
            <text:p>11,0976</text:p>
          </table:table-cell>
          <table:table-cell table:formula="of:=STDEV([.D16:.H16])" office:value-type="float" office:value="2.65806307299131" calcext:value-type="float">
            <text:p>2,65806307299131</text:p>
          </table:table-cell>
          <table:table-cell table:formula="of:=CONFIDENCE(0.05;[.J16];5)" office:value-type="float" office:value="2.32985219775114" calcext:value-type="float">
            <text:p>2,32985219775114</text:p>
          </table:table-cell>
          <table:table-cell table:formula="of:=[.I16]-[.K16]" office:value-type="float" office:value="8.76774780224886" calcext:value-type="float">
            <text:p>8,76774780224886</text:p>
          </table:table-cell>
          <table:table-cell table:formula="of:=[.I16]+[.K16]" office:value-type="float" office:value="13.4274521977511" calcext:value-type="float">
            <text:p>13,4274521977511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9.541" calcext:value-type="float">
            <text:p>9,541</text:p>
          </table:table-cell>
          <table:table-cell office:value-type="float" office:value="11.476" calcext:value-type="float">
            <text:p>11,476</text:p>
          </table:table-cell>
          <table:table-cell office:value-type="float" office:value="11.804" calcext:value-type="float">
            <text:p>11,804</text:p>
          </table:table-cell>
          <table:table-cell office:value-type="float" office:value="10.567" calcext:value-type="float">
            <text:p>10,567</text:p>
          </table:table-cell>
          <table:table-cell office:value-type="float" office:value="9.831" calcext:value-type="float">
            <text:p>9,831</text:p>
          </table:table-cell>
          <table:table-cell table:formula="of:=AVERAGE([.T16:.X16])" office:value-type="float" office:value="10.6438" calcext:value-type="float">
            <text:p>10,6438</text:p>
          </table:table-cell>
          <table:table-cell table:formula="of:=STDEV([.T16:.X16])" office:value-type="float" office:value="0.990117518277502" calcext:value-type="float">
            <text:p>0,990117518277502</text:p>
          </table:table-cell>
          <table:table-cell table:formula="of:=CONFIDENCE(0.05;[.Z16];5)" office:value-type="float" office:value="0.867860322589976" calcext:value-type="float">
            <text:p>0,867860322589976</text:p>
          </table:table-cell>
          <table:table-cell table:formula="of:=[.Y16]-[.AA16]" office:value-type="float" office:value="9.77593967741002" calcext:value-type="float">
            <text:p>9,77593967741002</text:p>
          </table:table-cell>
          <table:table-cell table:formula="of:=[.Y16]+[.AA16]" office:value-type="float" office:value="11.51166032259" calcext:value-type="float">
            <text:p>11,51166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50.279" calcext:value-type="float">
            <text:p>50,279</text:p>
          </table:table-cell>
          <table:table-cell office:value-type="float" office:value="49.991" calcext:value-type="float">
            <text:p>49,991</text:p>
          </table:table-cell>
          <table:table-cell office:value-type="float" office:value="52.122" calcext:value-type="float">
            <text:p>52,122</text:p>
          </table:table-cell>
          <table:table-cell office:value-type="float" office:value="67.871" calcext:value-type="float">
            <text:p>67,871</text:p>
          </table:table-cell>
          <table:table-cell office:value-type="float" office:value="50.738" calcext:value-type="float">
            <text:p>50,738</text:p>
          </table:table-cell>
          <table:table-cell table:formula="of:=AVERAGE([.D17:.H17])" office:value-type="float" office:value="54.2002" calcext:value-type="float">
            <text:p>54,2002</text:p>
          </table:table-cell>
          <table:table-cell table:formula="of:=STDEV([.D17:.H17])" office:value-type="float" office:value="7.68585861826771" calcext:value-type="float">
            <text:p>7,68585861826771</text:p>
          </table:table-cell>
          <table:table-cell table:formula="of:=CONFIDENCE(0.05;[.J17];5)" office:value-type="float" office:value="6.73682832259642" calcext:value-type="float">
            <text:p>6,73682832259642</text:p>
          </table:table-cell>
          <table:table-cell table:formula="of:=[.I17]-[.K17]" office:value-type="float" office:value="47.4633716774036" calcext:value-type="float">
            <text:p>47,4633716774036</text:p>
          </table:table-cell>
          <table:table-cell table:formula="of:=[.I17]+[.K17]" office:value-type="float" office:value="60.9370283225964" calcext:value-type="float">
            <text:p>60,937028322596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48.408" calcext:value-type="float">
            <text:p>48,408</text:p>
          </table:table-cell>
          <table:table-cell office:value-type="float" office:value="54.699" calcext:value-type="float">
            <text:p>54,699</text:p>
          </table:table-cell>
          <table:table-cell office:value-type="float" office:value="49.746" calcext:value-type="float">
            <text:p>49,746</text:p>
          </table:table-cell>
          <table:table-cell office:value-type="float" office:value="48.901" calcext:value-type="float">
            <text:p>48,901</text:p>
          </table:table-cell>
          <table:table-cell office:value-type="float" office:value="50.799" calcext:value-type="float">
            <text:p>50,799</text:p>
          </table:table-cell>
          <table:table-cell table:formula="of:=AVERAGE([.T17:.X17])" office:value-type="float" office:value="50.5106" calcext:value-type="float">
            <text:p>50,5106</text:p>
          </table:table-cell>
          <table:table-cell table:formula="of:=STDEV([.T17:.X17])" office:value-type="float" office:value="2.5110864780011" calcext:value-type="float">
            <text:p>2,5110864780011</text:p>
          </table:table-cell>
          <table:table-cell table:formula="of:=CONFIDENCE(0.05;[.Z17];5)" office:value-type="float" office:value="2.20102389930503" calcext:value-type="float">
            <text:p>2,20102389930503</text:p>
          </table:table-cell>
          <table:table-cell table:formula="of:=[.Y17]-[.AA17]" office:value-type="float" office:value="48.309576100695" calcext:value-type="float">
            <text:p>48,309576100695</text:p>
          </table:table-cell>
          <table:table-cell table:formula="of:=[.Y17]+[.AA17]" office:value-type="float" office:value="52.711623899305" calcext:value-type="float">
            <text:p>52,711623899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49.357" calcext:value-type="float">
            <text:p>149,357</text:p>
          </table:table-cell>
          <table:table-cell office:value-type="float" office:value="152.928" calcext:value-type="float">
            <text:p>152,928</text:p>
          </table:table-cell>
          <table:table-cell office:value-type="float" office:value="155.704" calcext:value-type="float">
            <text:p>155,704</text:p>
          </table:table-cell>
          <table:table-cell office:value-type="float" office:value="182.295" calcext:value-type="float">
            <text:p>182,295</text:p>
          </table:table-cell>
          <table:table-cell office:value-type="float" office:value="149.079" calcext:value-type="float">
            <text:p>149,079</text:p>
          </table:table-cell>
          <table:table-cell table:formula="of:=AVERAGE([.D18:.H18])" office:value-type="float" office:value="157.8726" calcext:value-type="float">
            <text:p>157,8726</text:p>
          </table:table-cell>
          <table:table-cell table:formula="of:=STDEV([.D18:.H18])" office:value-type="float" office:value="13.9234367273314" calcext:value-type="float">
            <text:p>13,9234367273314</text:p>
          </table:table-cell>
          <table:table-cell table:formula="of:=CONFIDENCE(0.05;[.J18];5)" office:value-type="float" office:value="12.2042061337978" calcext:value-type="float">
            <text:p>12,2042061337978</text:p>
          </table:table-cell>
          <table:table-cell table:formula="of:=[.I18]-[.K18]" office:value-type="float" office:value="145.668393866202" calcext:value-type="float">
            <text:p>145,668393866202</text:p>
          </table:table-cell>
          <table:table-cell table:formula="of:=[.I18]+[.K18]" office:value-type="float" office:value="170.076806133798" calcext:value-type="float">
            <text:p>170,076806133798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150.436" calcext:value-type="float">
            <text:p>150,436</text:p>
          </table:table-cell>
          <table:table-cell office:value-type="float" office:value="149.371" calcext:value-type="float">
            <text:p>149,371</text:p>
          </table:table-cell>
          <table:table-cell office:value-type="float" office:value="159.939" calcext:value-type="float">
            <text:p>159,939</text:p>
          </table:table-cell>
          <table:table-cell office:value-type="float" office:value="151.757" calcext:value-type="float">
            <text:p>151,757</text:p>
          </table:table-cell>
          <table:table-cell office:value-type="float" office:value="160.398" calcext:value-type="float">
            <text:p>160,398</text:p>
          </table:table-cell>
          <table:table-cell table:formula="of:=AVERAGE([.T18:.X18])" office:value-type="float" office:value="154.3802" calcext:value-type="float">
            <text:p>154,3802</text:p>
          </table:table-cell>
          <table:table-cell table:formula="of:=STDEV([.T18:.X18])" office:value-type="float" office:value="5.35360044269274" calcext:value-type="float">
            <text:p>5,35360044269274</text:p>
          </table:table-cell>
          <table:table-cell table:formula="of:=CONFIDENCE(0.05;[.Z18];5)" office:value-type="float" office:value="4.69255146126095" calcext:value-type="float">
            <text:p>4,69255146126095</text:p>
          </table:table-cell>
          <table:table-cell table:formula="of:=[.Y18]-[.AA18]" office:value-type="float" office:value="149.687648538739" calcext:value-type="float">
            <text:p>149,687648538739</text:p>
          </table:table-cell>
          <table:table-cell table:formula="of:=[.Y18]+[.AA18]" office:value-type="float" office:value="159.072751461261" calcext:value-type="float">
            <text:p>159,072751461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9.642" calcext:value-type="float">
            <text:p>9,642</text:p>
          </table:table-cell>
          <table:table-cell office:value-type="float" office:value="10.502" calcext:value-type="float">
            <text:p>10,502</text:p>
          </table:table-cell>
          <table:table-cell office:value-type="float" office:value="10.627" calcext:value-type="float">
            <text:p>10,627</text:p>
          </table:table-cell>
          <table:table-cell office:value-type="float" office:value="9.795" calcext:value-type="float">
            <text:p>9,795</text:p>
          </table:table-cell>
          <table:table-cell office:value-type="float" office:value="16.057" calcext:value-type="float">
            <text:p>16,057</text:p>
          </table:table-cell>
          <table:table-cell table:formula="of:=AVERAGE([.D19:.H19])" office:value-type="float" office:value="11.3246" calcext:value-type="float">
            <text:p>11,3246</text:p>
          </table:table-cell>
          <table:table-cell table:formula="of:=STDEV([.D19:.H19])" office:value-type="float" office:value="2.6800067723795" calcext:value-type="float">
            <text:p>2,6800067723795</text:p>
          </table:table-cell>
          <table:table-cell table:formula="of:=CONFIDENCE(0.05;[.J19];5)" office:value-type="float" office:value="2.34908634488852" calcext:value-type="float">
            <text:p>2,34908634488852</text:p>
          </table:table-cell>
          <table:table-cell table:formula="of:=[.I19]-[.K19]" office:value-type="float" office:value="8.97551365511147" calcext:value-type="float">
            <text:p>8,97551365511147</text:p>
          </table:table-cell>
          <table:table-cell table:formula="of:=[.I19]+[.K19]" office:value-type="float" office:value="13.6736863448885" calcext:value-type="float">
            <text:p>13,6736863448885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9.695" calcext:value-type="float">
            <text:p>9,695</text:p>
          </table:table-cell>
          <table:table-cell office:value-type="float" office:value="10.417" calcext:value-type="float">
            <text:p>10,417</text:p>
          </table:table-cell>
          <table:table-cell office:value-type="float" office:value="10.81" calcext:value-type="float">
            <text:p>10,81</text:p>
          </table:table-cell>
          <table:table-cell office:value-type="float" office:value="18.069" calcext:value-type="float">
            <text:p>18,069</text:p>
          </table:table-cell>
          <table:table-cell office:value-type="float" office:value="12.274" calcext:value-type="float">
            <text:p>12,274</text:p>
          </table:table-cell>
          <table:table-cell table:formula="of:=AVERAGE([.T19:.X19])" office:value-type="float" office:value="12.253" calcext:value-type="float">
            <text:p>12,253</text:p>
          </table:table-cell>
          <table:table-cell table:formula="of:=STDEV([.T19:.X19])" office:value-type="float" office:value="3.38462723205968" calcext:value-type="float">
            <text:p>3,38462723205968</text:p>
          </table:table-cell>
          <table:table-cell table:formula="of:=CONFIDENCE(0.05;[.Z19];5)" office:value-type="float" office:value="2.96670206034964" calcext:value-type="float">
            <text:p>2,96670206034964</text:p>
          </table:table-cell>
          <table:table-cell table:formula="of:=[.Y19]-[.AA19]" office:value-type="float" office:value="9.28629793965036" calcext:value-type="float">
            <text:p>9,28629793965036</text:p>
          </table:table-cell>
          <table:table-cell table:formula="of:=[.Y19]+[.AA19]" office:value-type="float" office:value="15.2197020603496" calcext:value-type="float">
            <text:p>15,2197020603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37.342" calcext:value-type="float">
            <text:p>37,342</text:p>
          </table:table-cell>
          <table:table-cell office:value-type="float" office:value="43.873" calcext:value-type="float">
            <text:p>43,873</text:p>
          </table:table-cell>
          <table:table-cell office:value-type="float" office:value="42.69" calcext:value-type="float">
            <text:p>42,69</text:p>
          </table:table-cell>
          <table:table-cell office:value-type="float" office:value="37.865" calcext:value-type="float">
            <text:p>37,865</text:p>
          </table:table-cell>
          <table:table-cell office:value-type="float" office:value="54.735" calcext:value-type="float">
            <text:p>54,735</text:p>
          </table:table-cell>
          <table:table-cell table:formula="of:=AVERAGE([.D20:.H20])" office:value-type="float" office:value="43.301" calcext:value-type="float">
            <text:p>43,301</text:p>
          </table:table-cell>
          <table:table-cell table:formula="of:=STDEV([.D20:.H20])" office:value-type="float" office:value="7.0088629248973" calcext:value-type="float">
            <text:p>7,0088629248973</text:p>
          </table:table-cell>
          <table:table-cell table:formula="of:=CONFIDENCE(0.05;[.J20];5)" office:value-type="float" office:value="6.14342633748399" calcext:value-type="float">
            <text:p>6,14342633748399</text:p>
          </table:table-cell>
          <table:table-cell table:formula="of:=[.I20]-[.K20]" office:value-type="float" office:value="37.157573662516" calcext:value-type="float">
            <text:p>37,157573662516</text:p>
          </table:table-cell>
          <table:table-cell table:formula="of:=[.I20]+[.K20]" office:value-type="float" office:value="49.444426337484" calcext:value-type="float">
            <text:p>49,444426337484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35.928" calcext:value-type="float">
            <text:p>35,928</text:p>
          </table:table-cell>
          <table:table-cell office:value-type="float" office:value="38.867" calcext:value-type="float">
            <text:p>38,867</text:p>
          </table:table-cell>
          <table:table-cell office:value-type="float" office:value="40.169" calcext:value-type="float">
            <text:p>40,169</text:p>
          </table:table-cell>
          <table:table-cell office:value-type="float" office:value="45.686" calcext:value-type="float">
            <text:p>45,686</text:p>
          </table:table-cell>
          <table:table-cell office:value-type="float" office:value="42.744" calcext:value-type="float">
            <text:p>42,744</text:p>
          </table:table-cell>
          <table:table-cell table:formula="of:=AVERAGE([.T20:.X20])" office:value-type="float" office:value="40.6788" calcext:value-type="float">
            <text:p>40,6788</text:p>
          </table:table-cell>
          <table:table-cell table:formula="of:=STDEV([.T20:.X20])" office:value-type="float" office:value="3.72322839750666" calcext:value-type="float">
            <text:p>3,72322839750666</text:p>
          </table:table-cell>
          <table:table-cell table:formula="of:=CONFIDENCE(0.05;[.Z20];5)" office:value-type="float" office:value="3.26349361412941" calcext:value-type="float">
            <text:p>3,26349361412941</text:p>
          </table:table-cell>
          <table:table-cell table:formula="of:=[.Y20]-[.AA20]" office:value-type="float" office:value="37.4153063858706" calcext:value-type="float">
            <text:p>37,4153063858706</text:p>
          </table:table-cell>
          <table:table-cell table:formula="of:=[.Y20]+[.AA20]" office:value-type="float" office:value="43.9422936141294" calcext:value-type="float">
            <text:p>43,9422936141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99.867" calcext:value-type="float">
            <text:p>99,867</text:p>
          </table:table-cell>
          <table:table-cell office:value-type="float" office:value="123.935" calcext:value-type="float">
            <text:p>123,935</text:p>
          </table:table-cell>
          <table:table-cell office:value-type="float" office:value="104.963" calcext:value-type="float">
            <text:p>104,963</text:p>
          </table:table-cell>
          <table:table-cell office:value-type="float" office:value="101.224" calcext:value-type="float">
            <text:p>101,224</text:p>
          </table:table-cell>
          <table:table-cell office:value-type="float" office:value="100.89" calcext:value-type="float">
            <text:p>100,89</text:p>
          </table:table-cell>
          <table:table-cell table:formula="of:=AVERAGE([.D21:.H21])" office:value-type="float" office:value="106.1758" calcext:value-type="float">
            <text:p>106,1758</text:p>
          </table:table-cell>
          <table:table-cell table:formula="of:=STDEV([.D21:.H21])" office:value-type="float" office:value="10.1133702443844" calcext:value-type="float">
            <text:p>10,1133702443844</text:p>
          </table:table-cell>
          <table:table-cell table:formula="of:=CONFIDENCE(0.05;[.J21];5)" office:value-type="float" office:value="8.86459698039942" calcext:value-type="float">
            <text:p>8,86459698039942</text:p>
          </table:table-cell>
          <table:table-cell table:formula="of:=[.I21]-[.K21]" office:value-type="float" office:value="97.3112030196006" calcext:value-type="float">
            <text:p>97,3112030196006</text:p>
          </table:table-cell>
          <table:table-cell table:formula="of:=[.I21]+[.K21]" office:value-type="float" office:value="115.040396980399" calcext:value-type="float">
            <text:p>115,040396980399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103.593" calcext:value-type="float">
            <text:p>103,593</text:p>
          </table:table-cell>
          <table:table-cell office:value-type="float" office:value="107.096" calcext:value-type="float">
            <text:p>107,096</text:p>
          </table:table-cell>
          <table:table-cell office:value-type="float" office:value="117.178" calcext:value-type="float">
            <text:p>117,178</text:p>
          </table:table-cell>
          <table:table-cell office:value-type="float" office:value="101.84" calcext:value-type="float">
            <text:p>101,84</text:p>
          </table:table-cell>
          <table:table-cell office:value-type="float" office:value="111.815" calcext:value-type="float">
            <text:p>111,815</text:p>
          </table:table-cell>
          <table:table-cell table:formula="of:=AVERAGE([.T21:.X21])" office:value-type="float" office:value="108.3044" calcext:value-type="float">
            <text:p>108,3044</text:p>
          </table:table-cell>
          <table:table-cell table:formula="of:=STDEV([.T21:.X21])" office:value-type="float" office:value="6.2552193646586" calcext:value-type="float">
            <text:p>6,2552193646586</text:p>
          </table:table-cell>
          <table:table-cell table:formula="of:=CONFIDENCE(0.05;[.Z21];5)" office:value-type="float" office:value="5.48284076937439" calcext:value-type="float">
            <text:p>5,48284076937439</text:p>
          </table:table-cell>
          <table:table-cell table:formula="of:=[.Y21]-[.AA21]" office:value-type="float" office:value="102.821559230626" calcext:value-type="float">
            <text:p>102,821559230626</text:p>
          </table:table-cell>
          <table:table-cell table:formula="of:=[.Y21]+[.AA21]" office:value-type="float" office:value="113.787240769374" calcext:value-type="float">
            <text:p>113,787240769374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 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840.684" calcext:value-type="float">
            <text:p>840,684</text:p>
          </table:table-cell>
          <table:table-cell office:value-type="float" office:value="26.975" calcext:value-type="float">
            <text:p>26,975</text:p>
          </table:table-cell>
          <table:table-cell office:value-type="float" office:value="31.277" calcext:value-type="float">
            <text:p>31,277</text:p>
          </table:table-cell>
          <table:table-cell office:value-type="float" office:value="26.335" calcext:value-type="float">
            <text:p>26,335</text:p>
          </table:table-cell>
          <table:table-cell office:value-type="float" office:value="27.538" calcext:value-type="float">
            <text:p>27,538</text:p>
          </table:table-cell>
          <table:table-cell table:formula="of:==AVERAGE([.D38:.H38])" office:value-type="float" office:value="190.5618" calcext:value-type="float">
            <text:p>190,5618</text:p>
          </table:table-cell>
          <table:table-cell table:formula="of:=STDEV([.D38:.H38])" office:value-type="float" office:value="363.434438648431" calcext:value-type="float">
            <text:p>363,434438648431</text:p>
          </table:table-cell>
          <table:table-cell table:formula="of:=CONFIDENCE(0.05;[.J38];5)" office:value-type="float" office:value="318.558477497146" calcext:value-type="float">
            <text:p>318,558477497146</text:p>
          </table:table-cell>
          <table:table-cell table:formula="of:=[.I38]-[.K38]" office:value-type="float" office:value="-127.996677497146" calcext:value-type="float">
            <text:p>-127,996677497146</text:p>
          </table:table-cell>
          <table:table-cell table:formula="of:=[.I38]+[.K38]" office:value-type="float" office:value="509.120277497146" calcext:value-type="float">
            <text:p>509,1202774971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50.468" calcext:value-type="float">
            <text:p>50,468</text:p>
          </table:table-cell>
          <table:table-cell office:value-type="float" office:value="51.993" calcext:value-type="float">
            <text:p>51,993</text:p>
          </table:table-cell>
          <table:table-cell office:value-type="float" office:value="51.1" calcext:value-type="float">
            <text:p>51,1</text:p>
          </table:table-cell>
          <table:table-cell office:value-type="float" office:value="49.503" calcext:value-type="float">
            <text:p>49,503</text:p>
          </table:table-cell>
          <table:table-cell office:value-type="float" office:value="54.506" calcext:value-type="float">
            <text:p>54,506</text:p>
          </table:table-cell>
          <table:table-cell table:formula="of:==AVERAGE([.D39:.H39])" office:value-type="float" office:value="51.514" calcext:value-type="float">
            <text:p>51,514</text:p>
          </table:table-cell>
          <table:table-cell table:formula="of:=STDEV([.D39:.H39])" office:value-type="float" office:value="1.9033613687369" calcext:value-type="float">
            <text:p>1,9033613687369</text:p>
          </table:table-cell>
          <table:table-cell table:formula="of:=CONFIDENCE(0.05;[.J39];5)" office:value-type="float" office:value="1.66833914256059" calcext:value-type="float">
            <text:p>1,66833914256059</text:p>
          </table:table-cell>
          <table:table-cell table:formula="of:=[.I39]-[.K39]" office:value-type="float" office:value="49.8456608574394" calcext:value-type="float">
            <text:p>49,8456608574394</text:p>
          </table:table-cell>
          <table:table-cell table:formula="of:=[.I39]+[.K39]" office:value-type="float" office:value="53.1823391425606" calcext:value-type="float">
            <text:p>53,18233914256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53.282" calcext:value-type="float">
            <text:p>53,282</text:p>
          </table:table-cell>
          <table:table-cell office:value-type="float" office:value="49.67" calcext:value-type="float">
            <text:p>49,67</text:p>
          </table:table-cell>
          <table:table-cell office:value-type="float" office:value="52.807" calcext:value-type="float">
            <text:p>52,807</text:p>
          </table:table-cell>
          <table:table-cell office:value-type="float" office:value="53.933" calcext:value-type="float">
            <text:p>53,933</text:p>
          </table:table-cell>
          <table:table-cell office:value-type="float" office:value="52.001" calcext:value-type="float">
            <text:p>52,001</text:p>
          </table:table-cell>
          <table:table-cell table:formula="of:==AVERAGE([.D40:.H40])" office:value-type="float" office:value="52.3386" calcext:value-type="float">
            <text:p>52,3386</text:p>
          </table:table-cell>
          <table:table-cell table:formula="of:=STDEV([.D40:.H40])" office:value-type="float" office:value="1.64976613494155" calcext:value-type="float">
            <text:p>1,64976613494155</text:p>
          </table:table-cell>
          <table:table-cell table:formula="of:=CONFIDENCE(0.05;[.J40];5)" office:value-type="float" office:value="1.44605720395618" calcext:value-type="float">
            <text:p>1,44605720395618</text:p>
          </table:table-cell>
          <table:table-cell table:formula="of:=[.I40]-[.K40]" office:value-type="float" office:value="50.8925427960438" calcext:value-type="float">
            <text:p>50,8925427960438</text:p>
          </table:table-cell>
          <table:table-cell table:formula="of:=[.I40]+[.K40]" office:value-type="float" office:value="53.7846572039562" calcext:value-type="float">
            <text:p>53,78465720395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34.029" calcext:value-type="float">
            <text:p>134,029</text:p>
          </table:table-cell>
          <table:table-cell office:value-type="float" office:value="128.751" calcext:value-type="float">
            <text:p>128,751</text:p>
          </table:table-cell>
          <table:table-cell office:value-type="float" office:value="135.443" calcext:value-type="float">
            <text:p>135,443</text:p>
          </table:table-cell>
          <table:table-cell office:value-type="float" office:value="133.387" calcext:value-type="float">
            <text:p>133,387</text:p>
          </table:table-cell>
          <table:table-cell office:value-type="float" office:value="148.113" calcext:value-type="float">
            <text:p>148,113</text:p>
          </table:table-cell>
          <table:table-cell table:formula="of:==AVERAGE([.D41:.H41])" office:value-type="float" office:value="135.9446" calcext:value-type="float">
            <text:p>135,9446</text:p>
          </table:table-cell>
          <table:table-cell table:formula="of:=STDEV([.D41:.H41])" office:value-type="float" office:value="7.25052210533834" calcext:value-type="float">
            <text:p>7,25052210533834</text:p>
          </table:table-cell>
          <table:table-cell table:formula="of:=CONFIDENCE(0.05;[.J41];5)" office:value-type="float" office:value="6.35524605627783" calcext:value-type="float">
            <text:p>6,35524605627783</text:p>
          </table:table-cell>
          <table:table-cell table:formula="of:=[.I41]-[.K41]" office:value-type="float" office:value="129.589353943722" calcext:value-type="float">
            <text:p>129,589353943722</text:p>
          </table:table-cell>
          <table:table-cell table:formula="of:=[.I41]+[.K41]" office:value-type="float" office:value="142.299846056278" calcext:value-type="float">
            <text:p>142,2998460562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52.485" calcext:value-type="float">
            <text:p>52,485</text:p>
          </table:table-cell>
          <table:table-cell office:value-type="float" office:value="53.318" calcext:value-type="float">
            <text:p>53,318</text:p>
          </table:table-cell>
          <table:table-cell office:value-type="float" office:value="55.726" calcext:value-type="float">
            <text:p>55,726</text:p>
          </table:table-cell>
          <table:table-cell office:value-type="float" office:value="54.001" calcext:value-type="float">
            <text:p>54,001</text:p>
          </table:table-cell>
          <table:table-cell office:value-type="float" office:value="52.034" calcext:value-type="float">
            <text:p>52,034</text:p>
          </table:table-cell>
          <table:table-cell table:formula="of:==AVERAGE([.D42:.H42])" office:value-type="float" office:value="53.5128" calcext:value-type="float">
            <text:p>53,5128</text:p>
          </table:table-cell>
          <table:table-cell table:formula="of:=STDEV([.D42:.H42])" office:value-type="float" office:value="1.45066905254093" calcext:value-type="float">
            <text:p>1,45066905254093</text:p>
          </table:table-cell>
          <table:table-cell table:formula="of:=CONFIDENCE(0.05;[.J42];5)" office:value-type="float" office:value="1.271544123469" calcext:value-type="float">
            <text:p>1,271544123469</text:p>
          </table:table-cell>
          <table:table-cell table:formula="of:=[.I42]-[.K42]" office:value-type="float" office:value="52.241255876531" calcext:value-type="float">
            <text:p>52,241255876531</text:p>
          </table:table-cell>
          <table:table-cell table:formula="of:=[.I42]+[.K42]" office:value-type="float" office:value="54.784344123469" calcext:value-type="float">
            <text:p>54,7843441234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33.346" calcext:value-type="float">
            <text:p>133,346</text:p>
          </table:table-cell>
          <table:table-cell office:value-type="float" office:value="135.551" calcext:value-type="float">
            <text:p>135,551</text:p>
          </table:table-cell>
          <table:table-cell office:value-type="float" office:value="136.44" calcext:value-type="float">
            <text:p>136,44</text:p>
          </table:table-cell>
          <table:table-cell office:value-type="float" office:value="138.285" calcext:value-type="float">
            <text:p>138,285</text:p>
          </table:table-cell>
          <table:table-cell office:value-type="float" office:value="134.221" calcext:value-type="float">
            <text:p>134,221</text:p>
          </table:table-cell>
          <table:table-cell table:formula="of:==AVERAGE([.D43:.H43])" office:value-type="float" office:value="135.5686" calcext:value-type="float">
            <text:p>135,5686</text:p>
          </table:table-cell>
          <table:table-cell table:formula="of:=STDEV([.D43:.H43])" office:value-type="float" office:value="1.92966662923936" calcext:value-type="float">
            <text:p>1,92966662923936</text:p>
          </table:table-cell>
          <table:table-cell table:formula="of:=CONFIDENCE(0.05;[.J43];5)" office:value-type="float" office:value="1.69139629632673" calcext:value-type="float">
            <text:p>1,69139629632673</text:p>
          </table:table-cell>
          <table:table-cell table:formula="of:=[.I43]-[.K43]" office:value-type="float" office:value="133.877203703673" calcext:value-type="float">
            <text:p>133,877203703673</text:p>
          </table:table-cell>
          <table:table-cell table:formula="of:=[.I43]+[.K43]" office:value-type="float" office:value="137.259996296327" calcext:value-type="float">
            <text:p>137,2599962963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54.893" calcext:value-type="float">
            <text:p>54,893</text:p>
          </table:table-cell>
          <table:table-cell office:value-type="float" office:value="53.635" calcext:value-type="float">
            <text:p>53,635</text:p>
          </table:table-cell>
          <table:table-cell office:value-type="float" office:value="53.456" calcext:value-type="float">
            <text:p>53,456</text:p>
          </table:table-cell>
          <table:table-cell office:value-type="float" office:value="55.856" calcext:value-type="float">
            <text:p>55,856</text:p>
          </table:table-cell>
          <table:table-cell office:value-type="float" office:value="53.585" calcext:value-type="float">
            <text:p>53,585</text:p>
          </table:table-cell>
          <table:table-cell table:formula="of:==AVERAGE([.D44:.H44])" office:value-type="float" office:value="54.285" calcext:value-type="float">
            <text:p>54,285</text:p>
          </table:table-cell>
          <table:table-cell table:formula="of:=STDEV([.D44:.H44])" office:value-type="float" office:value="1.05326231300659" calcext:value-type="float">
            <text:p>1,05326231300659</text:p>
          </table:table-cell>
          <table:table-cell table:formula="of:=CONFIDENCE(0.05;[.J44];5)" office:value-type="float" office:value="0.923208158490106" calcext:value-type="float">
            <text:p>0,923208158490106</text:p>
          </table:table-cell>
          <table:table-cell table:formula="of:=[.I44]-[.K44]" office:value-type="float" office:value="53.3617918415099" calcext:value-type="float">
            <text:p>53,3617918415099</text:p>
          </table:table-cell>
          <table:table-cell table:formula="of:=[.I44]+[.K44]" office:value-type="float" office:value="55.2082081584901" calcext:value-type="float">
            <text:p>55,20820815849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37.103" calcext:value-type="float">
            <text:p>137,103</text:p>
          </table:table-cell>
          <table:table-cell office:value-type="float" office:value="138.251" calcext:value-type="float">
            <text:p>138,251</text:p>
          </table:table-cell>
          <table:table-cell office:value-type="float" office:value="135.663" calcext:value-type="float">
            <text:p>135,663</text:p>
          </table:table-cell>
          <table:table-cell office:value-type="float" office:value="141.253" calcext:value-type="float">
            <text:p>141,253</text:p>
          </table:table-cell>
          <table:table-cell office:value-type="float" office:value="135.961" calcext:value-type="float">
            <text:p>135,961</text:p>
          </table:table-cell>
          <table:table-cell table:formula="of:==AVERAGE([.D45:.H45])" office:value-type="float" office:value="137.6462" calcext:value-type="float">
            <text:p>137,6462</text:p>
          </table:table-cell>
          <table:table-cell table:formula="of:=STDEV([.D45:.H45])" office:value-type="float" office:value="2.26068777145362" calcext:value-type="float">
            <text:p>2,26068777145362</text:p>
          </table:table-cell>
          <table:table-cell table:formula="of:=CONFIDENCE(0.05;[.J45];5)" office:value-type="float" office:value="1.98154378888494" calcext:value-type="float">
            <text:p>1,98154378888494</text:p>
          </table:table-cell>
          <table:table-cell table:formula="of:=[.I45]-[.K45]" office:value-type="float" office:value="135.664656211115" calcext:value-type="float">
            <text:p>135,664656211115</text:p>
          </table:table-cell>
          <table:table-cell table:formula="of:=[.I45]+[.K45]" office:value-type="float" office:value="139.627743788885" calcext:value-type="float">
            <text:p>139,6277437888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274.946" calcext:value-type="float">
            <text:p>274,946</text:p>
          </table:table-cell>
          <table:table-cell office:value-type="float" office:value="264.966" calcext:value-type="float">
            <text:p>264,966</text:p>
          </table:table-cell>
          <table:table-cell office:value-type="float" office:value="269.763" calcext:value-type="float">
            <text:p>269,763</text:p>
          </table:table-cell>
          <table:table-cell office:value-type="float" office:value="283.131" calcext:value-type="float">
            <text:p>283,131</text:p>
          </table:table-cell>
          <table:table-cell office:value-type="float" office:value="267.546" calcext:value-type="float">
            <text:p>267,546</text:p>
          </table:table-cell>
          <table:table-cell table:formula="of:==AVERAGE([.D46:.H46])" office:value-type="float" office:value="272.0704" calcext:value-type="float">
            <text:p>272,0704</text:p>
          </table:table-cell>
          <table:table-cell table:formula="of:=STDEV([.D46:.H46])" office:value-type="float" office:value="7.19153560096868" calcext:value-type="float">
            <text:p>7,19153560096868</text:p>
          </table:table-cell>
          <table:table-cell table:formula="of:=CONFIDENCE(0.05;[.J46];5)" office:value-type="float" office:value="6.303543055608" calcext:value-type="float">
            <text:p>6,303543055608</text:p>
          </table:table-cell>
          <table:table-cell table:formula="of:=[.I46]-[.K46]" office:value-type="float" office:value="265.766856944392" calcext:value-type="float">
            <text:p>265,766856944392</text:p>
          </table:table-cell>
          <table:table-cell table:formula="of:=[.I46]+[.K46]" office:value-type="float" office:value="278.373943055608" calcext:value-type="float">
            <text:p>278,3739430556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54.742" calcext:value-type="float">
            <text:p>54,742</text:p>
          </table:table-cell>
          <table:table-cell office:value-type="float" office:value="54.303" calcext:value-type="float">
            <text:p>54,303</text:p>
          </table:table-cell>
          <table:table-cell office:value-type="float" office:value="53.784" calcext:value-type="float">
            <text:p>53,784</text:p>
          </table:table-cell>
          <table:table-cell office:value-type="float" office:value="54.28" calcext:value-type="float">
            <text:p>54,28</text:p>
          </table:table-cell>
          <table:table-cell office:value-type="float" office:value="54.277" calcext:value-type="float">
            <text:p>54,277</text:p>
          </table:table-cell>
          <table:table-cell table:formula="of:==AVERAGE([.D47:.H47])" office:value-type="float" office:value="54.2772" calcext:value-type="float">
            <text:p>54,2772</text:p>
          </table:table-cell>
          <table:table-cell table:formula="of:=STDEV([.D47:.H47])" office:value-type="float" office:value="0.339101312294718" calcext:value-type="float">
            <text:p>0,339101312294718</text:p>
          </table:table-cell>
          <table:table-cell table:formula="of:=CONFIDENCE(0.05;[.J47];5)" office:value-type="float" office:value="0.297229943765419" calcext:value-type="float">
            <text:p>0,297229943765419</text:p>
          </table:table-cell>
          <table:table-cell table:formula="of:=[.I47]-[.K47]" office:value-type="float" office:value="53.9799700562346" calcext:value-type="float">
            <text:p>53,9799700562346</text:p>
          </table:table-cell>
          <table:table-cell table:formula="of:=[.I47]+[.K47]" office:value-type="float" office:value="54.5744299437654" calcext:value-type="float">
            <text:p>54,5744299437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35.807" calcext:value-type="float">
            <text:p>135,807</text:p>
          </table:table-cell>
          <table:table-cell office:value-type="float" office:value="137.196" calcext:value-type="float">
            <text:p>137,196</text:p>
          </table:table-cell>
          <table:table-cell office:value-type="float" office:value="135.851" calcext:value-type="float">
            <text:p>135,851</text:p>
          </table:table-cell>
          <table:table-cell office:value-type="float" office:value="140.879" calcext:value-type="float">
            <text:p>140,879</text:p>
          </table:table-cell>
          <table:table-cell office:value-type="float" office:value="135.04" calcext:value-type="float">
            <text:p>135,04</text:p>
          </table:table-cell>
          <table:table-cell table:formula="of:==AVERAGE([.D48:.H48])" office:value-type="float" office:value="136.9546" calcext:value-type="float">
            <text:p>136,9546</text:p>
          </table:table-cell>
          <table:table-cell table:formula="of:=STDEV([.D48:.H48])" office:value-type="float" office:value="2.32700457670371" calcext:value-type="float">
            <text:p>2,32700457670371</text:p>
          </table:table-cell>
          <table:table-cell table:formula="of:=CONFIDENCE(0.05;[.J48];5)" office:value-type="float" office:value="2.03967196350566" calcext:value-type="float">
            <text:p>2,03967196350566</text:p>
          </table:table-cell>
          <table:table-cell table:formula="of:=[.I48]-[.K48]" office:value-type="float" office:value="134.914928036494" calcext:value-type="float">
            <text:p>134,914928036494</text:p>
          </table:table-cell>
          <table:table-cell table:formula="of:=[.I48]+[.K48]" office:value-type="float" office:value="138.994271963506" calcext:value-type="float">
            <text:p>138,9942719635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268.749" calcext:value-type="float">
            <text:p>268,749</text:p>
          </table:table-cell>
          <table:table-cell office:value-type="float" office:value="274.88" calcext:value-type="float">
            <text:p>274,88</text:p>
          </table:table-cell>
          <table:table-cell office:value-type="float" office:value="268.843" calcext:value-type="float">
            <text:p>268,843</text:p>
          </table:table-cell>
          <table:table-cell office:value-type="float" office:value="277.129" calcext:value-type="float">
            <text:p>277,129</text:p>
          </table:table-cell>
          <table:table-cell office:value-type="float" office:value="265.939" calcext:value-type="float">
            <text:p>265,939</text:p>
          </table:table-cell>
          <table:table-cell table:formula="of:==AVERAGE([.D49:.H49])" office:value-type="float" office:value="271.108" calcext:value-type="float">
            <text:p>271,108</text:p>
          </table:table-cell>
          <table:table-cell table:formula="of:=STDEV([.D49:.H49])" office:value-type="float" office:value="4.6875924524216" calcext:value-type="float">
            <text:p>4,6875924524216</text:p>
          </table:table-cell>
          <table:table-cell table:formula="of:=CONFIDENCE(0.05;[.J49];5)" office:value-type="float" office:value="4.10878044558419" calcext:value-type="float">
            <text:p>4,10878044558419</text:p>
          </table:table-cell>
          <table:table-cell table:formula="of:=[.I49]-[.K49]" office:value-type="float" office:value="266.999219554416" calcext:value-type="float">
            <text:p>266,999219554416</text:p>
          </table:table-cell>
          <table:table-cell table:formula="of:=[.I49]+[.K49]" office:value-type="float" office:value="275.216780445584" calcext:value-type="float">
            <text:p>275,216780445584</text:p>
          </table:table-cell>
          <table:table-cell table:number-columns-repeated="16"/>
        </table:table-row>
      </table:table>
      <table:table table:name="Peticiones Por Segundo" table:style-name="ta1">
        <table:shapes>
          <draw:frame draw:z-index="0" draw:style-name="gr1" draw:text-style-name="P1" svg:width="159.97mm" svg:height="90.04mm" svg:x="44.61mm" svg:y="275.98mm">
            <draw:object draw:notify-on-update-of-ranges="'Peticiones Por Segundo'.C14:'Peticiones Por Segundo'.C14 'Peticiones Por Segundo'.C15:'Peticiones Por Segundo'.C26 'Peticiones Por Segundo'.I14:'Peticiones Por Segundo'.I14 'Peticiones Por Segundo'.I15:'Peticiones Por Segundo'.I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5mm" svg:x="235.69mm" svg:y="275.45mm">
            <draw:object draw:notify-on-update-of-ranges="'Peticiones Por Segundo'.S14:'Peticiones Por Segundo'.S14 'Peticiones Por Segundo'.S15:'Peticiones Por Segundo'.S26 'Peticiones Por Segundo'.Y14:'Peticiones Por Segundo'.Y14 'Peticiones Por Segundo'.Y15:'Peticiones Por Segundo'.Y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419.07mm" svg:y="275.71mm">
            <draw:object draw:notify-on-update-of-ranges="'Peticiones Por Segundo'.C42:'Peticiones Por Segundo'.C42 'Peticiones Por Segundo'.C43:'Peticiones Por Segundo'.C54 'Peticiones Por Segundo'.I42:'Peticiones Por Segundo'.I42 'Peticiones Por Segundo'.I43:'Peticiones Por Segundo'.I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9" table:default-cell-style-name="Default"/>
        <table:table-row table:style-name="ro1" table:number-rows-repeated="9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5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308.59" calcext:value-type="float">
            <text:p>308,59</text:p>
          </table:table-cell>
          <table:table-cell office:value-type="float" office:value="9237.11" calcext:value-type="float">
            <text:p>9237,11</text:p>
          </table:table-cell>
          <table:table-cell office:value-type="float" office:value="8112.27" calcext:value-type="float">
            <text:p>8112,27</text:p>
          </table:table-cell>
          <table:table-cell office:value-type="float" office:value="11289.23" calcext:value-type="float">
            <text:p>11289,23</text:p>
          </table:table-cell>
          <table:table-cell office:value-type="float" office:value="10027.88" calcext:value-type="float">
            <text:p>10027,88</text:p>
          </table:table-cell>
          <table:table-cell table:formula="of:=AVERAGE([.D15:.H15])" office:value-type="float" office:value="7795.016" calcext:value-type="float">
            <text:p>7795,016</text:p>
          </table:table-cell>
          <table:table-cell table:formula="of:=STDEV([.D15:.H15])" office:value-type="float" office:value="4342.29411081055" calcext:value-type="float">
            <text:p>4342,29411081055</text:p>
          </table:table-cell>
          <table:table-cell table:formula="of:=CONFIDENCE(0.05;[.J15];5)" office:value-type="float" office:value="3806.11866593839" calcext:value-type="float">
            <text:p>3806,11866593839</text:p>
          </table:table-cell>
          <table:table-cell table:formula="of:=[.I15]-[.K15]" office:value-type="float" office:value="3988.89733406161" calcext:value-type="float">
            <text:p>3988,89733406161</text:p>
          </table:table-cell>
          <table:table-cell table:formula="of:=[.I15]+[.K15]" office:value-type="float" office:value="11601.1346659384" calcext:value-type="float">
            <text:p>11601,134665938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10305.14" calcext:value-type="float">
            <text:p>10305,14</text:p>
          </table:table-cell>
          <table:table-cell office:value-type="float" office:value="10064.01" calcext:value-type="float">
            <text:p>10064,01</text:p>
          </table:table-cell>
          <table:table-cell office:value-type="float" office:value="5948.66" calcext:value-type="float">
            <text:p>5948,66</text:p>
          </table:table-cell>
          <table:table-cell office:value-type="float" office:value="9690.3" calcext:value-type="float">
            <text:p>9690,3</text:p>
          </table:table-cell>
          <table:table-cell office:value-type="float" office:value="6337.62" calcext:value-type="float">
            <text:p>6337,62</text:p>
          </table:table-cell>
          <table:table-cell table:formula="of:=AVERAGE([.T15:.X15])" office:value-type="float" office:value="8469.146" calcext:value-type="float">
            <text:p>8469,146</text:p>
          </table:table-cell>
          <table:table-cell table:formula="of:=STDEV([.T15:.X15])" office:value-type="float" office:value="2139.03804332228" calcext:value-type="float">
            <text:p>2139,03804332228</text:p>
          </table:table-cell>
          <table:table-cell table:formula="of:=CONFIDENCE(0.05;[.Z15];5)" office:value-type="float" office:value="1874.9150601228" calcext:value-type="float">
            <text:p>1874,9150601228</text:p>
          </table:table-cell>
          <table:table-cell table:formula="of:=[.Y15]-[.AA15]" office:value-type="float" office:value="6594.2309398772" calcext:value-type="float">
            <text:p>6594,2309398772</text:p>
          </table:table-cell>
          <table:table-cell table:formula="of:=[.Y15]+[.AA15]" office:value-type="float" office:value="10344.0610601228" calcext:value-type="float">
            <text:p>10344,0610601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605.6" calcext:value-type="float">
            <text:p>605,6</text:p>
          </table:table-cell>
          <table:table-cell office:value-type="float" office:value="9664.64" calcext:value-type="float">
            <text:p>9664,64</text:p>
          </table:table-cell>
          <table:table-cell office:value-type="float" office:value="9146.54" calcext:value-type="float">
            <text:p>9146,54</text:p>
          </table:table-cell>
          <table:table-cell office:value-type="float" office:value="10478.45" calcext:value-type="float">
            <text:p>10478,45</text:p>
          </table:table-cell>
          <table:table-cell office:value-type="float" office:value="11075.79" calcext:value-type="float">
            <text:p>11075,79</text:p>
          </table:table-cell>
          <table:table-cell table:formula="of:=AVERAGE([.D16:.H16])" office:value-type="float" office:value="8194.204" calcext:value-type="float">
            <text:p>8194,204</text:p>
          </table:table-cell>
          <table:table-cell table:formula="of:=STDEV([.D16:.H16])" office:value-type="float" office:value="4306.31380126089" calcext:value-type="float">
            <text:p>4306,31380126089</text:p>
          </table:table-cell>
          <table:table-cell table:formula="of:=CONFIDENCE(0.05;[.J16];5)" office:value-type="float" office:value="3774.58111360119" calcext:value-type="float">
            <text:p>3774,58111360119</text:p>
          </table:table-cell>
          <table:table-cell table:formula="of:=[.I16]-[.K16]" office:value-type="float" office:value="4419.62288639881" calcext:value-type="float">
            <text:p>4419,62288639881</text:p>
          </table:table-cell>
          <table:table-cell table:formula="of:=[.I16]+[.K16]" office:value-type="float" office:value="11968.7851136012" calcext:value-type="float">
            <text:p>11968,7851136012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9800.85" calcext:value-type="float">
            <text:p>9800,85</text:p>
          </table:table-cell>
          <table:table-cell office:value-type="float" office:value="8988.93" calcext:value-type="float">
            <text:p>8988,93</text:p>
          </table:table-cell>
          <table:table-cell office:value-type="float" office:value="5648.47" calcext:value-type="float">
            <text:p>5648,47</text:p>
          </table:table-cell>
          <table:table-cell office:value-type="float" office:value="7104.34" calcext:value-type="float">
            <text:p>7104,34</text:p>
          </table:table-cell>
          <table:table-cell office:value-type="float" office:value="6550.33" calcext:value-type="float">
            <text:p>6550,33</text:p>
          </table:table-cell>
          <table:table-cell table:formula="of:=AVERAGE([.T16:.X16])" office:value-type="float" office:value="7618.584" calcext:value-type="float">
            <text:p>7618,584</text:p>
          </table:table-cell>
          <table:table-cell table:formula="of:=STDEV([.T16:.X16])" office:value-type="float" office:value="1726.78137929502" calcext:value-type="float">
            <text:p>1726,78137929502</text:p>
          </table:table-cell>
          <table:table-cell table:formula="of:=CONFIDENCE(0.05;[.Z16];5)" office:value-type="float" office:value="1513.5628016" calcext:value-type="float">
            <text:p>1513,5628016</text:p>
          </table:table-cell>
          <table:table-cell table:formula="of:=[.Y16]-[.AA16]" office:value-type="float" office:value="6105.0211984" calcext:value-type="float">
            <text:p>6105,0211984</text:p>
          </table:table-cell>
          <table:table-cell table:formula="of:=[.Y16]+[.AA16]" office:value-type="float" office:value="9132.1468016" calcext:value-type="float">
            <text:p>9132,1468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0488.6" calcext:value-type="float">
            <text:p>10488,6</text:p>
          </table:table-cell>
          <table:table-cell office:value-type="float" office:value="9204.05" calcext:value-type="float">
            <text:p>9204,05</text:p>
          </table:table-cell>
          <table:table-cell office:value-type="float" office:value="8859.99" calcext:value-type="float">
            <text:p>8859,99</text:p>
          </table:table-cell>
          <table:table-cell office:value-type="float" office:value="11932.97" calcext:value-type="float">
            <text:p>11932,97</text:p>
          </table:table-cell>
          <table:table-cell office:value-type="float" office:value="9418.91" calcext:value-type="float">
            <text:p>9418,91</text:p>
          </table:table-cell>
          <table:table-cell table:formula="of:=AVERAGE([.D17:.H17])" office:value-type="float" office:value="9980.904" calcext:value-type="float">
            <text:p>9980,904</text:p>
          </table:table-cell>
          <table:table-cell table:formula="of:=STDEV([.D17:.H17])" office:value-type="float" office:value="1249.41030945803" calcext:value-type="float">
            <text:p>1249,41030945803</text:p>
          </table:table-cell>
          <table:table-cell table:formula="of:=CONFIDENCE(0.05;[.J17];5)" office:value-type="float" office:value="1095.13629866872" calcext:value-type="float">
            <text:p>1095,13629866872</text:p>
          </table:table-cell>
          <table:table-cell table:formula="of:=[.I17]-[.K17]" office:value-type="float" office:value="8885.76770133128" calcext:value-type="float">
            <text:p>8885,76770133128</text:p>
          </table:table-cell>
          <table:table-cell table:formula="of:=[.I17]+[.K17]" office:value-type="float" office:value="11076.0402986687" calcext:value-type="float">
            <text:p>11076,0402986687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11458.88" calcext:value-type="float">
            <text:p>11458,88</text:p>
          </table:table-cell>
          <table:table-cell office:value-type="float" office:value="11207.72" calcext:value-type="float">
            <text:p>11207,72</text:p>
          </table:table-cell>
          <table:table-cell office:value-type="float" office:value="7325.66" calcext:value-type="float">
            <text:p>7325,66</text:p>
          </table:table-cell>
          <table:table-cell office:value-type="float" office:value="7233.08" calcext:value-type="float">
            <text:p>7233,08</text:p>
          </table:table-cell>
          <table:table-cell office:value-type="float" office:value="11084.51" calcext:value-type="float">
            <text:p>11084,51</text:p>
          </table:table-cell>
          <table:table-cell table:formula="of:=AVERAGE([.T17:.X17])" office:value-type="float" office:value="9661.97" calcext:value-type="float">
            <text:p>9661,97</text:p>
          </table:table-cell>
          <table:table-cell table:formula="of:=STDEV([.T17:.X17])" office:value-type="float" office:value="2179.43224891255" calcext:value-type="float">
            <text:p>2179,43224891255</text:p>
          </table:table-cell>
          <table:table-cell table:formula="of:=CONFIDENCE(0.05;[.Z17];5)" office:value-type="float" office:value="1910.32149183136" calcext:value-type="float">
            <text:p>1910,32149183136</text:p>
          </table:table-cell>
          <table:table-cell table:formula="of:=[.Y17]-[.AA17]" office:value-type="float" office:value="7751.64850816864" calcext:value-type="float">
            <text:p>7751,64850816864</text:p>
          </table:table-cell>
          <table:table-cell table:formula="of:=[.Y17]+[.AA17]" office:value-type="float" office:value="11572.2914918314" calcext:value-type="float">
            <text:p>11572,2914918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914.34" calcext:value-type="float">
            <text:p>914,34</text:p>
          </table:table-cell>
          <table:table-cell office:value-type="float" office:value="899.22" calcext:value-type="float">
            <text:p>899,22</text:p>
          </table:table-cell>
          <table:table-cell office:value-type="float" office:value="902.22" calcext:value-type="float">
            <text:p>902,22</text:p>
          </table:table-cell>
          <table:table-cell office:value-type="float" office:value="919.73" calcext:value-type="float">
            <text:p>919,73</text:p>
          </table:table-cell>
          <table:table-cell office:value-type="float" office:value="884.79" calcext:value-type="float">
            <text:p>884,79</text:p>
          </table:table-cell>
          <table:table-cell table:formula="of:=AVERAGE([.D18:.H18])" office:value-type="float" office:value="904.06" calcext:value-type="float">
            <text:p>904,06</text:p>
          </table:table-cell>
          <table:table-cell table:formula="of:=STDEV([.D18:.H18])" office:value-type="float" office:value="13.6873244280977" calcext:value-type="float">
            <text:p>13,6873244280977</text:p>
          </table:table-cell>
          <table:table-cell table:formula="of:=CONFIDENCE(0.05;[.J18];5)" office:value-type="float" office:value="11.9972483814121" calcext:value-type="float">
            <text:p>11,9972483814121</text:p>
          </table:table-cell>
          <table:table-cell table:formula="of:=[.I18]-[.K18]" office:value-type="float" office:value="892.062751618588" calcext:value-type="float">
            <text:p>892,062751618588</text:p>
          </table:table-cell>
          <table:table-cell table:formula="of:=[.I18]+[.K18]" office:value-type="float" office:value="916.057248381412" calcext:value-type="float">
            <text:p>916,05724838141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877.7" calcext:value-type="float">
            <text:p>877,7</text:p>
          </table:table-cell>
          <table:table-cell office:value-type="float" office:value="892.01" calcext:value-type="float">
            <text:p>892,01</text:p>
          </table:table-cell>
          <table:table-cell office:value-type="float" office:value="902.74" calcext:value-type="float">
            <text:p>902,74</text:p>
          </table:table-cell>
          <table:table-cell office:value-type="float" office:value="915.9" calcext:value-type="float">
            <text:p>915,9</text:p>
          </table:table-cell>
          <table:table-cell office:value-type="float" office:value="921.11" calcext:value-type="float">
            <text:p>921,11</text:p>
          </table:table-cell>
          <table:table-cell table:formula="of:=AVERAGE([.T18:.X18])" office:value-type="float" office:value="901.892" calcext:value-type="float">
            <text:p>901,892</text:p>
          </table:table-cell>
          <table:table-cell table:formula="of:=STDEV([.T18:.X18])" office:value-type="float" office:value="17.6718807714402" calcext:value-type="float">
            <text:p>17,6718807714402</text:p>
          </table:table-cell>
          <table:table-cell table:formula="of:=CONFIDENCE(0.05;[.Z18];5)" office:value-type="float" office:value="15.4898018305492" calcext:value-type="float">
            <text:p>15,4898018305492</text:p>
          </table:table-cell>
          <table:table-cell table:formula="of:=[.Y18]-[.AA18]" office:value-type="float" office:value="886.402198169451" calcext:value-type="float">
            <text:p>886,402198169451</text:p>
          </table:table-cell>
          <table:table-cell table:formula="of:=[.Y18]+[.AA18]" office:value-type="float" office:value="917.381801830549" calcext:value-type="float">
            <text:p>917,381801830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9991.74" calcext:value-type="float">
            <text:p>9991,74</text:p>
          </table:table-cell>
          <table:table-cell office:value-type="float" office:value="8215.33" calcext:value-type="float">
            <text:p>8215,33</text:p>
          </table:table-cell>
          <table:table-cell office:value-type="float" office:value="7099.02" calcext:value-type="float">
            <text:p>7099,02</text:p>
          </table:table-cell>
          <table:table-cell office:value-type="float" office:value="8002.37" calcext:value-type="float">
            <text:p>8002,37</text:p>
          </table:table-cell>
          <table:table-cell office:value-type="float" office:value="11139.27" calcext:value-type="float">
            <text:p>11139,27</text:p>
          </table:table-cell>
          <table:table-cell table:formula="of:=AVERAGE([.D19:.H19])" office:value-type="float" office:value="8889.546" calcext:value-type="float">
            <text:p>8889,546</text:p>
          </table:table-cell>
          <table:table-cell table:formula="of:=STDEV([.D19:.H19])" office:value-type="float" office:value="1637.35468943965" calcext:value-type="float">
            <text:p>1637,35468943965</text:p>
          </table:table-cell>
          <table:table-cell table:formula="of:=CONFIDENCE(0.05;[.J19];5)" office:value-type="float" office:value="1435.17829221262" calcext:value-type="float">
            <text:p>1435,17829221262</text:p>
          </table:table-cell>
          <table:table-cell table:formula="of:=[.I19]-[.K19]" office:value-type="float" office:value="7454.36770778738" calcext:value-type="float">
            <text:p>7454,36770778738</text:p>
          </table:table-cell>
          <table:table-cell table:formula="of:=[.I19]+[.K19]" office:value-type="float" office:value="10324.7242922126" calcext:value-type="float">
            <text:p>10324,7242922126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10499.87" calcext:value-type="float">
            <text:p>10499,87</text:p>
          </table:table-cell>
          <table:table-cell office:value-type="float" office:value="8522.01" calcext:value-type="float">
            <text:p>8522,01</text:p>
          </table:table-cell>
          <table:table-cell office:value-type="float" office:value="9204.58" calcext:value-type="float">
            <text:p>9204,58</text:p>
          </table:table-cell>
          <table:table-cell office:value-type="float" office:value="10129.95" calcext:value-type="float">
            <text:p>10129,95</text:p>
          </table:table-cell>
          <table:table-cell office:value-type="float" office:value="11226.03" calcext:value-type="float">
            <text:p>11226,03</text:p>
          </table:table-cell>
          <table:table-cell table:formula="of:=AVERAGE([.T19:.X19])" office:value-type="float" office:value="9916.488" calcext:value-type="float">
            <text:p>9916,488</text:p>
          </table:table-cell>
          <table:table-cell table:formula="of:=STDEV([.T19:.X19])" office:value-type="float" office:value="1066.79223915437" calcext:value-type="float">
            <text:p>1066,79223915437</text:p>
          </table:table-cell>
          <table:table-cell table:formula="of:=CONFIDENCE(0.05;[.Z19];5)" office:value-type="float" office:value="935.067443730971" calcext:value-type="float">
            <text:p>935,067443730971</text:p>
          </table:table-cell>
          <table:table-cell table:formula="of:=[.Y19]-[.AA19]" office:value-type="float" office:value="8981.42055626903" calcext:value-type="float">
            <text:p>8981,42055626903</text:p>
          </table:table-cell>
          <table:table-cell table:formula="of:=[.Y19]+[.AA19]" office:value-type="float" office:value="10851.555443731" calcext:value-type="float">
            <text:p>10851,555443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690.18" calcext:value-type="float">
            <text:p>1690,18</text:p>
          </table:table-cell>
          <table:table-cell office:value-type="float" office:value="1649.81" calcext:value-type="float">
            <text:p>1649,81</text:p>
          </table:table-cell>
          <table:table-cell office:value-type="float" office:value="1651.15" calcext:value-type="float">
            <text:p>1651,15</text:p>
          </table:table-cell>
          <table:table-cell office:value-type="float" office:value="1697.92" calcext:value-type="float">
            <text:p>1697,92</text:p>
          </table:table-cell>
          <table:table-cell office:value-type="float" office:value="1681.02" calcext:value-type="float">
            <text:p>1681,02</text:p>
          </table:table-cell>
          <table:table-cell table:formula="of:=AVERAGE([.D20:.H20])" office:value-type="float" office:value="1674.016" calcext:value-type="float">
            <text:p>1674,016</text:p>
          </table:table-cell>
          <table:table-cell table:formula="of:=STDEV([.D20:.H20])" office:value-type="float" office:value="22.3076025157344" calcext:value-type="float">
            <text:p>22,3076025157344</text:p>
          </table:table-cell>
          <table:table-cell table:formula="of:=CONFIDENCE(0.05;[.J20];5)" office:value-type="float" office:value="19.5531164312641" calcext:value-type="float">
            <text:p>19,5531164312641</text:p>
          </table:table-cell>
          <table:table-cell table:formula="of:=[.I20]-[.K20]" office:value-type="float" office:value="1654.46288356874" calcext:value-type="float">
            <text:p>1654,46288356874</text:p>
          </table:table-cell>
          <table:table-cell table:formula="of:=[.I20]+[.K20]" office:value-type="float" office:value="1693.56911643126" calcext:value-type="float">
            <text:p>1693,56911643126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676.17" calcext:value-type="float">
            <text:p>1676,17</text:p>
          </table:table-cell>
          <table:table-cell office:value-type="float" office:value="1646.58" calcext:value-type="float">
            <text:p>1646,58</text:p>
          </table:table-cell>
          <table:table-cell office:value-type="float" office:value="1574.95" calcext:value-type="float">
            <text:p>1574,95</text:p>
          </table:table-cell>
          <table:table-cell office:value-type="float" office:value="1611.63" calcext:value-type="float">
            <text:p>1611,63</text:p>
          </table:table-cell>
          <table:table-cell office:value-type="float" office:value="1684.04" calcext:value-type="float">
            <text:p>1684,04</text:p>
          </table:table-cell>
          <table:table-cell table:formula="of:=AVERAGE([.T20:.X20])" office:value-type="float" office:value="1638.674" calcext:value-type="float">
            <text:p>1638,674</text:p>
          </table:table-cell>
          <table:table-cell table:formula="of:=STDEV([.T20:.X20])" office:value-type="float" office:value="45.6033302511998" calcext:value-type="float">
            <text:p>45,6033302511998</text:p>
          </table:table-cell>
          <table:table-cell table:formula="of:=CONFIDENCE(0.05;[.Z20];5)" office:value-type="float" office:value="39.9723468905345" calcext:value-type="float">
            <text:p>39,9723468905345</text:p>
          </table:table-cell>
          <table:table-cell table:formula="of:=[.Y20]-[.AA20]" office:value-type="float" office:value="1598.70165310947" calcext:value-type="float">
            <text:p>1598,70165310947</text:p>
          </table:table-cell>
          <table:table-cell table:formula="of:=[.Y20]+[.AA20]" office:value-type="float" office:value="1678.64634689053" calcext:value-type="float">
            <text:p>1678,64634689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0304.09" calcext:value-type="float">
            <text:p>10304,09</text:p>
          </table:table-cell>
          <table:table-cell office:value-type="float" office:value="10358.18" calcext:value-type="float">
            <text:p>10358,18</text:p>
          </table:table-cell>
          <table:table-cell office:value-type="float" office:value="10146.77" calcext:value-type="float">
            <text:p>10146,77</text:p>
          </table:table-cell>
          <table:table-cell office:value-type="float" office:value="6321.73" calcext:value-type="float">
            <text:p>6321,73</text:p>
          </table:table-cell>
          <table:table-cell office:value-type="float" office:value="9563.75" calcext:value-type="float">
            <text:p>9563,75</text:p>
          </table:table-cell>
          <table:table-cell table:formula="of:=AVERAGE([.D21:.H21])" office:value-type="float" office:value="9338.904" calcext:value-type="float">
            <text:p>9338,904</text:p>
          </table:table-cell>
          <table:table-cell table:formula="of:=STDEV([.D21:.H21])" office:value-type="float" office:value="1715.88531979267" calcext:value-type="float">
            <text:p>1715,88531979267</text:p>
          </table:table-cell>
          <table:table-cell table:formula="of:=CONFIDENCE(0.05;[.J21];5)" office:value-type="float" office:value="1504.01215984273" calcext:value-type="float">
            <text:p>1504,01215984273</text:p>
          </table:table-cell>
          <table:table-cell table:formula="of:=[.I21]-[.K21]" office:value-type="float" office:value="7834.89184015727" calcext:value-type="float">
            <text:p>7834,89184015727</text:p>
          </table:table-cell>
          <table:table-cell table:formula="of:=[.I21]+[.K21]" office:value-type="float" office:value="10842.9161598427" calcext:value-type="float">
            <text:p>10842,9161598427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10481.27" calcext:value-type="float">
            <text:p>10481,27</text:p>
          </table:table-cell>
          <table:table-cell office:value-type="float" office:value="8713.5" calcext:value-type="float">
            <text:p>8713,5</text:p>
          </table:table-cell>
          <table:table-cell office:value-type="float" office:value="8471.83" calcext:value-type="float">
            <text:p>8471,83</text:p>
          </table:table-cell>
          <table:table-cell office:value-type="float" office:value="9463.48" calcext:value-type="float">
            <text:p>9463,48</text:p>
          </table:table-cell>
          <table:table-cell office:value-type="float" office:value="10172.07" calcext:value-type="float">
            <text:p>10172,07</text:p>
          </table:table-cell>
          <table:table-cell table:formula="of:=AVERAGE([.T21:.X21])" office:value-type="float" office:value="9460.43" calcext:value-type="float">
            <text:p>9460,43</text:p>
          </table:table-cell>
          <table:table-cell table:formula="of:=STDEV([.T21:.X21])" office:value-type="float" office:value="878.03608732785" calcext:value-type="float">
            <text:p>878,03608732785</text:p>
          </table:table-cell>
          <table:table-cell table:formula="of:=CONFIDENCE(0.05;[.Z21];5)" office:value-type="float" office:value="769.618421982528" calcext:value-type="float">
            <text:p>769,618421982528</text:p>
          </table:table-cell>
          <table:table-cell table:formula="of:=[.Y21]-[.AA21]" office:value-type="float" office:value="8690.81157801747" calcext:value-type="float">
            <text:p>8690,81157801747</text:p>
          </table:table-cell>
          <table:table-cell table:formula="of:=[.Y21]+[.AA21]" office:value-type="float" office:value="10230.0484219825" calcext:value-type="float">
            <text:p>10230,0484219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4972.21" calcext:value-type="float">
            <text:p>4972,21</text:p>
          </table:table-cell>
          <table:table-cell office:value-type="float" office:value="5000.86" calcext:value-type="float">
            <text:p>5000,86</text:p>
          </table:table-cell>
          <table:table-cell office:value-type="float" office:value="4796.44" calcext:value-type="float">
            <text:p>4796,44</text:p>
          </table:table-cell>
          <table:table-cell office:value-type="float" office:value="3683.47" calcext:value-type="float">
            <text:p>3683,47</text:p>
          </table:table-cell>
          <table:table-cell office:value-type="float" office:value="4927.31" calcext:value-type="float">
            <text:p>4927,31</text:p>
          </table:table-cell>
          <table:table-cell table:formula="of:=AVERAGE([.D22:.H22])" office:value-type="float" office:value="4676.058" calcext:value-type="float">
            <text:p>4676,058</text:p>
          </table:table-cell>
          <table:table-cell table:formula="of:=STDEV([.D22:.H22])" office:value-type="float" office:value="560.368779795948" calcext:value-type="float">
            <text:p>560,368779795948</text:p>
          </table:table-cell>
          <table:table-cell table:formula="of:=CONFIDENCE(0.05;[.J22];5)" office:value-type="float" office:value="491.175866526544" calcext:value-type="float">
            <text:p>491,175866526544</text:p>
          </table:table-cell>
          <table:table-cell table:formula="of:=[.I22]-[.K22]" office:value-type="float" office:value="4184.88213347346" calcext:value-type="float">
            <text:p>4184,88213347346</text:p>
          </table:table-cell>
          <table:table-cell table:formula="of:=[.I22]+[.K22]" office:value-type="float" office:value="5167.23386652654" calcext:value-type="float">
            <text:p>5167,2338665265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5164.45" calcext:value-type="float">
            <text:p>5164,45</text:p>
          </table:table-cell>
          <table:table-cell office:value-type="float" office:value="4570.5" calcext:value-type="float">
            <text:p>4570,5</text:p>
          </table:table-cell>
          <table:table-cell office:value-type="float" office:value="5025.54" calcext:value-type="float">
            <text:p>5025,54</text:p>
          </table:table-cell>
          <table:table-cell office:value-type="float" office:value="5112.36" calcext:value-type="float">
            <text:p>5112,36</text:p>
          </table:table-cell>
          <table:table-cell office:value-type="float" office:value="4921.38" calcext:value-type="float">
            <text:p>4921,38</text:p>
          </table:table-cell>
          <table:table-cell table:formula="of:=AVERAGE([.T22:.X22])" office:value-type="float" office:value="4958.846" calcext:value-type="float">
            <text:p>4958,846</text:p>
          </table:table-cell>
          <table:table-cell table:formula="of:=STDEV([.T22:.X22])" office:value-type="float" office:value="235.851626833482" calcext:value-type="float">
            <text:p>235,851626833482</text:p>
          </table:table-cell>
          <table:table-cell table:formula="of:=CONFIDENCE(0.05;[.Z22];5)" office:value-type="float" office:value="206.729267151203" calcext:value-type="float">
            <text:p>206,729267151203</text:p>
          </table:table-cell>
          <table:table-cell table:formula="of:=[.Y22]-[.AA22]" office:value-type="float" office:value="4752.1167328488" calcext:value-type="float">
            <text:p>4752,1167328488</text:p>
          </table:table-cell>
          <table:table-cell table:formula="of:=[.Y22]+[.AA22]" office:value-type="float" office:value="5165.5752671512" calcext:value-type="float">
            <text:p>5165,5752671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3347.68" calcext:value-type="float">
            <text:p>3347,68</text:p>
          </table:table-cell>
          <table:table-cell office:value-type="float" office:value="3269.51" calcext:value-type="float">
            <text:p>3269,51</text:p>
          </table:table-cell>
          <table:table-cell office:value-type="float" office:value="3211.22" calcext:value-type="float">
            <text:p>3211,22</text:p>
          </table:table-cell>
          <table:table-cell office:value-type="float" office:value="2742.81" calcext:value-type="float">
            <text:p>2742,81</text:p>
          </table:table-cell>
          <table:table-cell office:value-type="float" office:value="3353.92" calcext:value-type="float">
            <text:p>3353,92</text:p>
          </table:table-cell>
          <table:table-cell table:formula="of:=AVERAGE([.D23:.H23])" office:value-type="float" office:value="3185.028" calcext:value-type="float">
            <text:p>3185,028</text:p>
          </table:table-cell>
          <table:table-cell table:formula="of:=STDEV([.D23:.H23])" office:value-type="float" office:value="254.14571090223" calcext:value-type="float">
            <text:p>254,14571090223</text:p>
          </table:table-cell>
          <table:table-cell table:formula="of:=CONFIDENCE(0.05;[.J23];5)" office:value-type="float" office:value="222.764444196664" calcext:value-type="float">
            <text:p>222,764444196664</text:p>
          </table:table-cell>
          <table:table-cell table:formula="of:=[.I23]-[.K23]" office:value-type="float" office:value="2962.26355580334" calcext:value-type="float">
            <text:p>2962,26355580334</text:p>
          </table:table-cell>
          <table:table-cell table:formula="of:=[.I23]+[.K23]" office:value-type="float" office:value="3407.79244419666" calcext:value-type="float">
            <text:p>3407,79244419666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3323.66" calcext:value-type="float">
            <text:p>3323,66</text:p>
          </table:table-cell>
          <table:table-cell office:value-type="float" office:value="3347.37" calcext:value-type="float">
            <text:p>3347,37</text:p>
          </table:table-cell>
          <table:table-cell office:value-type="float" office:value="3126.19" calcext:value-type="float">
            <text:p>3126,19</text:p>
          </table:table-cell>
          <table:table-cell office:value-type="float" office:value="3294.75" calcext:value-type="float">
            <text:p>3294,75</text:p>
          </table:table-cell>
          <table:table-cell office:value-type="float" office:value="3117.25" calcext:value-type="float">
            <text:p>3117,25</text:p>
          </table:table-cell>
          <table:table-cell table:formula="of:=AVERAGE([.T23:.X23])" office:value-type="float" office:value="3241.844" calcext:value-type="float">
            <text:p>3241,844</text:p>
          </table:table-cell>
          <table:table-cell table:formula="of:=STDEV([.T23:.X23])" office:value-type="float" office:value="111.27460617769" calcext:value-type="float">
            <text:p>111,27460617769</text:p>
          </table:table-cell>
          <table:table-cell table:formula="of:=CONFIDENCE(0.05;[.Z23];5)" office:value-type="float" office:value="97.5347005085273" calcext:value-type="float">
            <text:p>97,5347005085273</text:p>
          </table:table-cell>
          <table:table-cell table:formula="of:=[.Y23]-[.AA23]" office:value-type="float" office:value="3144.30929949147" calcext:value-type="float">
            <text:p>3144,30929949147</text:p>
          </table:table-cell>
          <table:table-cell table:formula="of:=[.Y23]+[.AA23]" office:value-type="float" office:value="3339.37870050853" calcext:value-type="float">
            <text:p>3339,3787005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0371.26" calcext:value-type="float">
            <text:p>10371,26</text:p>
          </table:table-cell>
          <table:table-cell office:value-type="float" office:value="9521.84" calcext:value-type="float">
            <text:p>9521,84</text:p>
          </table:table-cell>
          <table:table-cell office:value-type="float" office:value="9410.16" calcext:value-type="float">
            <text:p>9410,16</text:p>
          </table:table-cell>
          <table:table-cell office:value-type="float" office:value="10209.25" calcext:value-type="float">
            <text:p>10209,25</text:p>
          </table:table-cell>
          <table:table-cell office:value-type="float" office:value="6227.79" calcext:value-type="float">
            <text:p>6227,79</text:p>
          </table:table-cell>
          <table:table-cell table:formula="of:=AVERAGE([.D24:.H24])" office:value-type="float" office:value="9148.06" calcext:value-type="float">
            <text:p>9148,06</text:p>
          </table:table-cell>
          <table:table-cell table:formula="of:=STDEV([.D24:.H24])" office:value-type="float" office:value="1685.13554554226" calcext:value-type="float">
            <text:p>1685,13554554226</text:p>
          </table:table-cell>
          <table:table-cell table:formula="of:=CONFIDENCE(0.05;[.J24];5)" office:value-type="float" office:value="1477.0592895946" calcext:value-type="float">
            <text:p>1477,0592895946</text:p>
          </table:table-cell>
          <table:table-cell table:formula="of:=[.I24]-[.K24]" office:value-type="float" office:value="7671.0007104054" calcext:value-type="float">
            <text:p>7671,0007104054</text:p>
          </table:table-cell>
          <table:table-cell table:formula="of:=[.I24]+[.K24]" office:value-type="float" office:value="10625.1192895946" calcext:value-type="float">
            <text:p>10625,1192895946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10314.37" calcext:value-type="float">
            <text:p>10314,37</text:p>
          </table:table-cell>
          <table:table-cell office:value-type="float" office:value="9599.7" calcext:value-type="float">
            <text:p>9599,7</text:p>
          </table:table-cell>
          <table:table-cell office:value-type="float" office:value="9250.98" calcext:value-type="float">
            <text:p>9250,98</text:p>
          </table:table-cell>
          <table:table-cell office:value-type="float" office:value="5534.32" calcext:value-type="float">
            <text:p>5534,32</text:p>
          </table:table-cell>
          <table:table-cell office:value-type="float" office:value="8147.23" calcext:value-type="float">
            <text:p>8147,23</text:p>
          </table:table-cell>
          <table:table-cell table:formula="of:=AVERAGE([.T24:.X24])" office:value-type="float" office:value="8569.32" calcext:value-type="float">
            <text:p>8569,32</text:p>
          </table:table-cell>
          <table:table-cell table:formula="of:=STDEV([.T24:.X24])" office:value-type="float" office:value="1868.21624622258" calcext:value-type="float">
            <text:p>1868,21624622258</text:p>
          </table:table-cell>
          <table:table-cell table:formula="of:=CONFIDENCE(0.05;[.Z24];5)" office:value-type="float" office:value="1637.53365048546" calcext:value-type="float">
            <text:p>1637,53365048546</text:p>
          </table:table-cell>
          <table:table-cell table:formula="of:=[.Y24]-[.AA24]" office:value-type="float" office:value="6931.78634951454" calcext:value-type="float">
            <text:p>6931,78634951454</text:p>
          </table:table-cell>
          <table:table-cell table:formula="of:=[.Y24]+[.AA24]" office:value-type="float" office:value="10206.8536504855" calcext:value-type="float">
            <text:p>10206,8536504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6694.91" calcext:value-type="float">
            <text:p>6694,91</text:p>
          </table:table-cell>
          <table:table-cell office:value-type="float" office:value="5698.31" calcext:value-type="float">
            <text:p>5698,31</text:p>
          </table:table-cell>
          <table:table-cell office:value-type="float" office:value="5856.16" calcext:value-type="float">
            <text:p>5856,16</text:p>
          </table:table-cell>
          <table:table-cell office:value-type="float" office:value="6602.39" calcext:value-type="float">
            <text:p>6602,39</text:p>
          </table:table-cell>
          <table:table-cell office:value-type="float" office:value="4567.48" calcext:value-type="float">
            <text:p>4567,48</text:p>
          </table:table-cell>
          <table:table-cell table:formula="of:=AVERAGE([.D25:.H25])" office:value-type="float" office:value="5883.85" calcext:value-type="float">
            <text:p>5883,85</text:p>
          </table:table-cell>
          <table:table-cell table:formula="of:=STDEV([.D25:.H25])" office:value-type="float" office:value="857.633351118064" calcext:value-type="float">
            <text:p>857,633351118064</text:p>
          </table:table-cell>
          <table:table-cell table:formula="of:=CONFIDENCE(0.05;[.J25];5)" office:value-type="float" office:value="751.734963805213" calcext:value-type="float">
            <text:p>751,734963805213</text:p>
          </table:table-cell>
          <table:table-cell table:formula="of:=[.I25]-[.K25]" office:value-type="float" office:value="5132.11503619479" calcext:value-type="float">
            <text:p>5132,11503619479</text:p>
          </table:table-cell>
          <table:table-cell table:formula="of:=[.I25]+[.K25]" office:value-type="float" office:value="6635.58496380521" calcext:value-type="float">
            <text:p>6635,58496380521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6958.31" calcext:value-type="float">
            <text:p>6958,31</text:p>
          </table:table-cell>
          <table:table-cell office:value-type="float" office:value="6432.22" calcext:value-type="float">
            <text:p>6432,22</text:p>
          </table:table-cell>
          <table:table-cell office:value-type="float" office:value="6223.65" calcext:value-type="float">
            <text:p>6223,65</text:p>
          </table:table-cell>
          <table:table-cell office:value-type="float" office:value="5472.16" calcext:value-type="float">
            <text:p>5472,16</text:p>
          </table:table-cell>
          <table:table-cell office:value-type="float" office:value="5848.82" calcext:value-type="float">
            <text:p>5848,82</text:p>
          </table:table-cell>
          <table:table-cell table:formula="of:=AVERAGE([.T25:.X25])" office:value-type="float" office:value="6187.032" calcext:value-type="float">
            <text:p>6187,032</text:p>
          </table:table-cell>
          <table:table-cell table:formula="of:=STDEV([.T25:.X25])" office:value-type="float" office:value="566.073564097459" calcext:value-type="float">
            <text:p>566,073564097459</text:p>
          </table:table-cell>
          <table:table-cell table:formula="of:=CONFIDENCE(0.05;[.Z25];5)" office:value-type="float" office:value="496.176238555945" calcext:value-type="float">
            <text:p>496,176238555945</text:p>
          </table:table-cell>
          <table:table-cell table:formula="of:=[.Y25]-[.AA25]" office:value-type="float" office:value="5690.85576144406" calcext:value-type="float">
            <text:p>5690,85576144406</text:p>
          </table:table-cell>
          <table:table-cell table:formula="of:=[.Y25]+[.AA25]" office:value-type="float" office:value="6683.20823855595" calcext:value-type="float">
            <text:p>6683,20823855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5006.65" calcext:value-type="float">
            <text:p>5006,65</text:p>
          </table:table-cell>
          <table:table-cell office:value-type="float" office:value="4034.38" calcext:value-type="float">
            <text:p>4034,38</text:p>
          </table:table-cell>
          <table:table-cell office:value-type="float" office:value="4763.56" calcext:value-type="float">
            <text:p>4763,56</text:p>
          </table:table-cell>
          <table:table-cell office:value-type="float" office:value="4939.56" calcext:value-type="float">
            <text:p>4939,56</text:p>
          </table:table-cell>
          <table:table-cell office:value-type="float" office:value="4955.92" calcext:value-type="float">
            <text:p>4955,92</text:p>
          </table:table-cell>
          <table:table-cell table:formula="of:=AVERAGE([.D26:.H26])" office:value-type="float" office:value="4740.014" calcext:value-type="float">
            <text:p>4740,014</text:p>
          </table:table-cell>
          <table:table-cell table:formula="of:=STDEV([.D26:.H26])" office:value-type="float" office:value="404.969912314483" calcext:value-type="float">
            <text:p>404,969912314483</text:p>
          </table:table-cell>
          <table:table-cell table:formula="of:=CONFIDENCE(0.05;[.J26];5)" office:value-type="float" office:value="354.965256398966" calcext:value-type="float">
            <text:p>354,965256398966</text:p>
          </table:table-cell>
          <table:table-cell table:formula="of:=[.I26]-[.K26]" office:value-type="float" office:value="4385.04874360103" calcext:value-type="float">
            <text:p>4385,04874360103</text:p>
          </table:table-cell>
          <table:table-cell table:formula="of:=[.I26]+[.K26]" office:value-type="float" office:value="5094.97925639897" calcext:value-type="float">
            <text:p>5094,97925639897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4826.6" calcext:value-type="float">
            <text:p>4826,6</text:p>
          </table:table-cell>
          <table:table-cell office:value-type="float" office:value="4668.71" calcext:value-type="float">
            <text:p>4668,71</text:p>
          </table:table-cell>
          <table:table-cell office:value-type="float" office:value="4267.02" calcext:value-type="float">
            <text:p>4267,02</text:p>
          </table:table-cell>
          <table:table-cell office:value-type="float" office:value="4909.67" calcext:value-type="float">
            <text:p>4909,67</text:p>
          </table:table-cell>
          <table:table-cell office:value-type="float" office:value="4471.69" calcext:value-type="float">
            <text:p>4471,69</text:p>
          </table:table-cell>
          <table:table-cell table:formula="of:=AVERAGE([.T26:.X26])" office:value-type="float" office:value="4628.738" calcext:value-type="float">
            <text:p>4628,738</text:p>
          </table:table-cell>
          <table:table-cell table:formula="of:=STDEV([.T26:.X26])" office:value-type="float" office:value="262.28510550544" calcext:value-type="float">
            <text:p>262,28510550544</text:p>
          </table:table-cell>
          <table:table-cell table:formula="of:=CONFIDENCE(0.05;[.Z26];5)" office:value-type="float" office:value="229.898807033025" calcext:value-type="float">
            <text:p>229,898807033025</text:p>
          </table:table-cell>
          <table:table-cell table:formula="of:=[.Y26]-[.AA26]" office:value-type="float" office:value="4398.83919296698" calcext:value-type="float">
            <text:p>4398,83919296698</text:p>
          </table:table-cell>
          <table:table-cell table:formula="of:=[.Y26]+[.AA26]" office:value-type="float" office:value="4858.63680703303" calcext:value-type="float">
            <text:p>4858,63680703303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IC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59.48" calcext:value-type="float">
            <text:p>59,48</text:p>
          </table:table-cell>
          <table:table-cell office:value-type="float" office:value="1853.54" calcext:value-type="float">
            <text:p>1853,54</text:p>
          </table:table-cell>
          <table:table-cell office:value-type="float" office:value="1598.64" calcext:value-type="float">
            <text:p>1598,64</text:p>
          </table:table-cell>
          <table:table-cell office:value-type="float" office:value="1898.63" calcext:value-type="float">
            <text:p>1898,63</text:p>
          </table:table-cell>
          <table:table-cell office:value-type="float" office:value="1815.64" calcext:value-type="float">
            <text:p>1815,64</text:p>
          </table:table-cell>
          <table:table-cell table:formula="of:==AVERAGE([.D43:.H43])" office:value-type="float" office:value="1445.186" calcext:value-type="float">
            <text:p>1445,186</text:p>
          </table:table-cell>
          <table:table-cell table:formula="of:=STDEV([.D43:.H43])" office:value-type="float" office:value="783.155454734244" calcext:value-type="float">
            <text:p>783,155454734244</text:p>
          </table:table-cell>
          <table:table-cell table:formula="of:=CONFIDENCE(0.05;[.J43];5)" office:value-type="float" office:value="686.453408850067" calcext:value-type="float">
            <text:p>686,453408850067</text:p>
          </table:table-cell>
          <table:table-cell table:formula="of:=[.I43]-[.K43]" office:value-type="float" office:value="758.732591149933" calcext:value-type="float">
            <text:p>758,732591149933</text:p>
          </table:table-cell>
          <table:table-cell table:formula="of:=[.I43]+[.K43]" office:value-type="float" office:value="2131.63940885007" calcext:value-type="float">
            <text:p>2131,639408850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981.47" calcext:value-type="float">
            <text:p>1981,47</text:p>
          </table:table-cell>
          <table:table-cell office:value-type="float" office:value="1923.34" calcext:value-type="float">
            <text:p>1923,34</text:p>
          </table:table-cell>
          <table:table-cell office:value-type="float" office:value="1956.94" calcext:value-type="float">
            <text:p>1956,94</text:p>
          </table:table-cell>
          <table:table-cell office:value-type="float" office:value="2020.1" calcext:value-type="float">
            <text:p>2020,1</text:p>
          </table:table-cell>
          <table:table-cell office:value-type="float" office:value="1834.65" calcext:value-type="float">
            <text:p>1834,65</text:p>
          </table:table-cell>
          <table:table-cell table:formula="of:==AVERAGE([.D44:.H44])" office:value-type="float" office:value="1943.3" calcext:value-type="float">
            <text:p>1943,3</text:p>
          </table:table-cell>
          <table:table-cell table:formula="of:=STDEV([.D44:.H44])" office:value-type="float" office:value="70.2574953296799" calcext:value-type="float">
            <text:p>70,2574953296799</text:p>
          </table:table-cell>
          <table:table-cell table:formula="of:=CONFIDENCE(0.05;[.J44];5)" office:value-type="float" office:value="61.5822783009183" calcext:value-type="float">
            <text:p>61,5822783009183</text:p>
          </table:table-cell>
          <table:table-cell table:formula="of:=[.I44]-[.K44]" office:value-type="float" office:value="1881.71772169908" calcext:value-type="float">
            <text:p>1881,71772169908</text:p>
          </table:table-cell>
          <table:table-cell table:formula="of:=[.I44]+[.K44]" office:value-type="float" office:value="2004.88227830092" calcext:value-type="float">
            <text:p>2004,882278300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876.8" calcext:value-type="float">
            <text:p>1876,8</text:p>
          </table:table-cell>
          <table:table-cell office:value-type="float" office:value="2013.28" calcext:value-type="float">
            <text:p>2013,28</text:p>
          </table:table-cell>
          <table:table-cell office:value-type="float" office:value="1893.69" calcext:value-type="float">
            <text:p>1893,69</text:p>
          </table:table-cell>
          <table:table-cell office:value-type="float" office:value="1854.16" calcext:value-type="float">
            <text:p>1854,16</text:p>
          </table:table-cell>
          <table:table-cell office:value-type="float" office:value="1923.04" calcext:value-type="float">
            <text:p>1923,04</text:p>
          </table:table-cell>
          <table:table-cell table:formula="of:==AVERAGE([.D45:.H45])" office:value-type="float" office:value="1912.194" calcext:value-type="float">
            <text:p>1912,194</text:p>
          </table:table-cell>
          <table:table-cell table:formula="of:=STDEV([.D45:.H45])" office:value-type="float" office:value="61.8447522430157" calcext:value-type="float">
            <text:p>61,8447522430157</text:p>
          </table:table-cell>
          <table:table-cell table:formula="of:=CONFIDENCE(0.05;[.J45];5)" office:value-type="float" office:value="54.2083193573774" calcext:value-type="float">
            <text:p>54,2083193573774</text:p>
          </table:table-cell>
          <table:table-cell table:formula="of:=[.I45]-[.K45]" office:value-type="float" office:value="1857.98568064262" calcext:value-type="float">
            <text:p>1857,98568064262</text:p>
          </table:table-cell>
          <table:table-cell table:formula="of:=[.I45]+[.K45]" office:value-type="float" office:value="1966.40231935738" calcext:value-type="float">
            <text:p>1966,402319357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865.27" calcext:value-type="float">
            <text:p>1865,27</text:p>
          </table:table-cell>
          <table:table-cell office:value-type="float" office:value="1941.74" calcext:value-type="float">
            <text:p>1941,74</text:p>
          </table:table-cell>
          <table:table-cell office:value-type="float" office:value="1845.79" calcext:value-type="float">
            <text:p>1845,79</text:p>
          </table:table-cell>
          <table:table-cell office:value-type="float" office:value="1874.24" calcext:value-type="float">
            <text:p>1874,24</text:p>
          </table:table-cell>
          <table:table-cell office:value-type="float" office:value="1687.91" calcext:value-type="float">
            <text:p>1687,91</text:p>
          </table:table-cell>
          <table:table-cell table:formula="of:==AVERAGE([.D46:.H46])" office:value-type="float" office:value="1842.99" calcext:value-type="float">
            <text:p>1842,99</text:p>
          </table:table-cell>
          <table:table-cell table:formula="of:=STDEV([.D46:.H46])" office:value-type="float" office:value="93.9177429988604" calcext:value-type="float">
            <text:p>93,9177429988604</text:p>
          </table:table-cell>
          <table:table-cell table:formula="of:=CONFIDENCE(0.05;[.J46];5)" office:value-type="float" office:value="82.3210186985795" calcext:value-type="float">
            <text:p>82,3210186985795</text:p>
          </table:table-cell>
          <table:table-cell table:formula="of:=[.I46]-[.K46]" office:value-type="float" office:value="1760.66898130142" calcext:value-type="float">
            <text:p>1760,66898130142</text:p>
          </table:table-cell>
          <table:table-cell table:formula="of:=[.I46]+[.K46]" office:value-type="float" office:value="1925.31101869858" calcext:value-type="float">
            <text:p>1925,311018698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905.29" calcext:value-type="float">
            <text:p>1905,29</text:p>
          </table:table-cell>
          <table:table-cell office:value-type="float" office:value="1875.56" calcext:value-type="float">
            <text:p>1875,56</text:p>
          </table:table-cell>
          <table:table-cell office:value-type="float" office:value="1794.48" calcext:value-type="float">
            <text:p>1794,48</text:p>
          </table:table-cell>
          <table:table-cell office:value-type="float" office:value="1851.81" calcext:value-type="float">
            <text:p>1851,81</text:p>
          </table:table-cell>
          <table:table-cell office:value-type="float" office:value="1921.83" calcext:value-type="float">
            <text:p>1921,83</text:p>
          </table:table-cell>
          <table:table-cell table:formula="of:==AVERAGE([.D47:.H47])" office:value-type="float" office:value="1869.794" calcext:value-type="float">
            <text:p>1869,794</text:p>
          </table:table-cell>
          <table:table-cell table:formula="of:=STDEV([.D47:.H47])" office:value-type="float" office:value="49.9914515692433" calcext:value-type="float">
            <text:p>49,9914515692433</text:p>
          </table:table-cell>
          <table:table-cell table:formula="of:=CONFIDENCE(0.05;[.J47];5)" office:value-type="float" office:value="43.8186341365842" calcext:value-type="float">
            <text:p>43,8186341365842</text:p>
          </table:table-cell>
          <table:table-cell table:formula="of:=[.I47]-[.K47]" office:value-type="float" office:value="1825.97536586342" calcext:value-type="float">
            <text:p>1825,97536586342</text:p>
          </table:table-cell>
          <table:table-cell table:formula="of:=[.I47]+[.K47]" office:value-type="float" office:value="1913.61263413658" calcext:value-type="float">
            <text:p>1913,612634136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874.83" calcext:value-type="float">
            <text:p>1874,83</text:p>
          </table:table-cell>
          <table:table-cell office:value-type="float" office:value="1844.32" calcext:value-type="float">
            <text:p>1844,32</text:p>
          </table:table-cell>
          <table:table-cell office:value-type="float" office:value="1832.31" calcext:value-type="float">
            <text:p>1832,31</text:p>
          </table:table-cell>
          <table:table-cell office:value-type="float" office:value="1807.86" calcext:value-type="float">
            <text:p>1807,86</text:p>
          </table:table-cell>
          <table:table-cell office:value-type="float" office:value="1862.6" calcext:value-type="float">
            <text:p>1862,6</text:p>
          </table:table-cell>
          <table:table-cell table:formula="of:==AVERAGE([.D48:.H48])" office:value-type="float" office:value="1844.384" calcext:value-type="float">
            <text:p>1844,384</text:p>
          </table:table-cell>
          <table:table-cell table:formula="of:=STDEV([.D48:.H48])" office:value-type="float" office:value="26.1656727412081" calcext:value-type="float">
            <text:p>26,1656727412081</text:p>
          </table:table-cell>
          <table:table-cell table:formula="of:=CONFIDENCE(0.05;[.J48];5)" office:value-type="float" office:value="22.9348019470191" calcext:value-type="float">
            <text:p>22,9348019470191</text:p>
          </table:table-cell>
          <table:table-cell table:formula="of:=[.I48]-[.K48]" office:value-type="float" office:value="1821.44919805298" calcext:value-type="float">
            <text:p>1821,44919805298</text:p>
          </table:table-cell>
          <table:table-cell table:formula="of:=[.I48]+[.K48]" office:value-type="float" office:value="1867.31880194702" calcext:value-type="float">
            <text:p>1867,31880194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821.71" calcext:value-type="float">
            <text:p>1821,71</text:p>
          </table:table-cell>
          <table:table-cell office:value-type="float" office:value="1864.45" calcext:value-type="float">
            <text:p>1864,45</text:p>
          </table:table-cell>
          <table:table-cell office:value-type="float" office:value="1870.69" calcext:value-type="float">
            <text:p>1870,69</text:p>
          </table:table-cell>
          <table:table-cell office:value-type="float" office:value="1790.33" calcext:value-type="float">
            <text:p>1790,33</text:p>
          </table:table-cell>
          <table:table-cell office:value-type="float" office:value="1866.19" calcext:value-type="float">
            <text:p>1866,19</text:p>
          </table:table-cell>
          <table:table-cell table:formula="of:==AVERAGE([.D49:.H49])" office:value-type="float" office:value="1842.674" calcext:value-type="float">
            <text:p>1842,674</text:p>
          </table:table-cell>
          <table:table-cell table:formula="of:=STDEV([.D49:.H49])" office:value-type="float" office:value="35.3251904453466" calcext:value-type="float">
            <text:p>35,3251904453466</text:p>
          </table:table-cell>
          <table:table-cell table:formula="of:=CONFIDENCE(0.05;[.J49];5)" office:value-type="float" office:value="30.9633256755067" calcext:value-type="float">
            <text:p>30,9633256755067</text:p>
          </table:table-cell>
          <table:table-cell table:formula="of:=[.I49]-[.K49]" office:value-type="float" office:value="1811.71067432449" calcext:value-type="float">
            <text:p>1811,71067432449</text:p>
          </table:table-cell>
          <table:table-cell table:formula="of:=[.I49]+[.K49]" office:value-type="float" office:value="1873.63732567551" calcext:value-type="float">
            <text:p>1873,637325675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823.45" calcext:value-type="float">
            <text:p>1823,45</text:p>
          </table:table-cell>
          <table:table-cell office:value-type="float" office:value="1808.31" calcext:value-type="float">
            <text:p>1808,31</text:p>
          </table:table-cell>
          <table:table-cell office:value-type="float" office:value="1842.8" calcext:value-type="float">
            <text:p>1842,8</text:p>
          </table:table-cell>
          <table:table-cell office:value-type="float" office:value="1769.88" calcext:value-type="float">
            <text:p>1769,88</text:p>
          </table:table-cell>
          <table:table-cell office:value-type="float" office:value="1838.76" calcext:value-type="float">
            <text:p>1838,76</text:p>
          </table:table-cell>
          <table:table-cell table:formula="of:==AVERAGE([.D50:.H50])" office:value-type="float" office:value="1816.64" calcext:value-type="float">
            <text:p>1816,64</text:p>
          </table:table-cell>
          <table:table-cell table:formula="of:=STDEV([.D50:.H50])" office:value-type="float" office:value="29.4783929344867" calcext:value-type="float">
            <text:p>29,4783929344867</text:p>
          </table:table-cell>
          <table:table-cell table:formula="of:=CONFIDENCE(0.05;[.J50];5)" office:value-type="float" office:value="25.8384758670511" calcext:value-type="float">
            <text:p>25,8384758670511</text:p>
          </table:table-cell>
          <table:table-cell table:formula="of:=[.I50]-[.K50]" office:value-type="float" office:value="1790.80152413295" calcext:value-type="float">
            <text:p>1790,80152413295</text:p>
          </table:table-cell>
          <table:table-cell table:formula="of:=[.I50]+[.K50]" office:value-type="float" office:value="1842.47847586705" calcext:value-type="float">
            <text:p>1842,478475867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818.54" calcext:value-type="float">
            <text:p>1818,54</text:p>
          </table:table-cell>
          <table:table-cell office:value-type="float" office:value="1887.04" calcext:value-type="float">
            <text:p>1887,04</text:p>
          </table:table-cell>
          <table:table-cell office:value-type="float" office:value="1853.48" calcext:value-type="float">
            <text:p>1853,48</text:p>
          </table:table-cell>
          <table:table-cell office:value-type="float" office:value="1765.97" calcext:value-type="float">
            <text:p>1765,97</text:p>
          </table:table-cell>
          <table:table-cell office:value-type="float" office:value="1868.84" calcext:value-type="float">
            <text:p>1868,84</text:p>
          </table:table-cell>
          <table:table-cell table:formula="of:==AVERAGE([.D51:.H51])" office:value-type="float" office:value="1838.774" calcext:value-type="float">
            <text:p>1838,774</text:p>
          </table:table-cell>
          <table:table-cell table:formula="of:=STDEV([.D51:.H51])" office:value-type="float" office:value="47.8530947797527" calcext:value-type="float">
            <text:p>47,8530947797527</text:p>
          </table:table-cell>
          <table:table-cell table:formula="of:=CONFIDENCE(0.05;[.J51];5)" office:value-type="float" office:value="41.9443162108008" calcext:value-type="float">
            <text:p>41,9443162108008</text:p>
          </table:table-cell>
          <table:table-cell table:formula="of:=[.I51]-[.K51]" office:value-type="float" office:value="1796.8296837892" calcext:value-type="float">
            <text:p>1796,8296837892</text:p>
          </table:table-cell>
          <table:table-cell table:formula="of:=[.I51]+[.K51]" office:value-type="float" office:value="1880.7183162108" calcext:value-type="float">
            <text:p>1880,71831621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826.76" calcext:value-type="float">
            <text:p>1826,76</text:p>
          </table:table-cell>
          <table:table-cell office:value-type="float" office:value="1841.52" calcext:value-type="float">
            <text:p>1841,52</text:p>
          </table:table-cell>
          <table:table-cell office:value-type="float" office:value="1859.29" calcext:value-type="float">
            <text:p>1859,29</text:p>
          </table:table-cell>
          <table:table-cell office:value-type="float" office:value="1842.29" calcext:value-type="float">
            <text:p>1842,29</text:p>
          </table:table-cell>
          <table:table-cell office:value-type="float" office:value="1842.39" calcext:value-type="float">
            <text:p>1842,39</text:p>
          </table:table-cell>
          <table:table-cell table:formula="of:==AVERAGE([.D52:.H52])" office:value-type="float" office:value="1842.45" calcext:value-type="float">
            <text:p>1842,45</text:p>
          </table:table-cell>
          <table:table-cell table:formula="of:=STDEV([.D52:.H52])" office:value-type="float" office:value="11.517983764531" calcext:value-type="float">
            <text:p>11,517983764531</text:p>
          </table:table-cell>
          <table:table-cell table:formula="of:=CONFIDENCE(0.05;[.J52];5)" office:value-type="float" office:value="10.0957723916065" calcext:value-type="float">
            <text:p>10,0957723916065</text:p>
          </table:table-cell>
          <table:table-cell table:formula="of:=[.I52]-[.K52]" office:value-type="float" office:value="1832.35422760839" calcext:value-type="float">
            <text:p>1832,35422760839</text:p>
          </table:table-cell>
          <table:table-cell table:formula="of:=[.I52]+[.K52]" office:value-type="float" office:value="1852.54577239161" calcext:value-type="float">
            <text:p>1852,545772391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840.85" calcext:value-type="float">
            <text:p>1840,85</text:p>
          </table:table-cell>
          <table:table-cell office:value-type="float" office:value="1822.2" calcext:value-type="float">
            <text:p>1822,2</text:p>
          </table:table-cell>
          <table:table-cell office:value-type="float" office:value="1840.25" calcext:value-type="float">
            <text:p>1840,25</text:p>
          </table:table-cell>
          <table:table-cell office:value-type="float" office:value="1774.57" calcext:value-type="float">
            <text:p>1774,57</text:p>
          </table:table-cell>
          <table:table-cell office:value-type="float" office:value="1851.31" calcext:value-type="float">
            <text:p>1851,31</text:p>
          </table:table-cell>
          <table:table-cell table:formula="of:==AVERAGE([.D53:.H53])" office:value-type="float" office:value="1825.836" calcext:value-type="float">
            <text:p>1825,836</text:p>
          </table:table-cell>
          <table:table-cell table:formula="of:=STDEV([.D53:.H53])" office:value-type="float" office:value="30.5103733179389" calcext:value-type="float">
            <text:p>30,5103733179389</text:p>
          </table:table-cell>
          <table:table-cell table:formula="of:=CONFIDENCE(0.05;[.J53];5)" office:value-type="float" office:value="26.7430299345798" calcext:value-type="float">
            <text:p>26,7430299345798</text:p>
          </table:table-cell>
          <table:table-cell table:formula="of:=[.I53]-[.K53]" office:value-type="float" office:value="1799.09297006542" calcext:value-type="float">
            <text:p>1799,09297006542</text:p>
          </table:table-cell>
          <table:table-cell table:formula="of:=[.I53]+[.K53]" office:value-type="float" office:value="1852.57902993458" calcext:value-type="float">
            <text:p>1852,579029934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1860.47" calcext:value-type="float">
            <text:p>1860,47</text:p>
          </table:table-cell>
          <table:table-cell office:value-type="float" office:value="1818.98" calcext:value-type="float">
            <text:p>1818,98</text:p>
          </table:table-cell>
          <table:table-cell office:value-type="float" office:value="1859.82" calcext:value-type="float">
            <text:p>1859,82</text:p>
          </table:table-cell>
          <table:table-cell office:value-type="float" office:value="1804.21" calcext:value-type="float">
            <text:p>1804,21</text:p>
          </table:table-cell>
          <table:table-cell office:value-type="float" office:value="1880.13" calcext:value-type="float">
            <text:p>1880,13</text:p>
          </table:table-cell>
          <table:table-cell table:formula="of:==AVERAGE([.D54:.H54])" office:value-type="float" office:value="1844.722" calcext:value-type="float">
            <text:p>1844,722</text:p>
          </table:table-cell>
          <table:table-cell table:formula="of:=STDEV([.D54:.H54])" office:value-type="float" office:value="31.7551109272193" calcext:value-type="float">
            <text:p>31,7551109272193</text:p>
          </table:table-cell>
          <table:table-cell table:formula="of:=CONFIDENCE(0.05;[.J54];5)" office:value-type="float" office:value="27.8340705062174" calcext:value-type="float">
            <text:p>27,8340705062174</text:p>
          </table:table-cell>
          <table:table-cell table:formula="of:=[.I54]-[.K54]" office:value-type="float" office:value="1816.88792949378" calcext:value-type="float">
            <text:p>1816,88792949378</text:p>
          </table:table-cell>
          <table:table-cell table:formula="of:=[.I54]+[.K54]" office:value-type="float" office:value="1872.55607050622" calcext:value-type="float">
            <text:p>1872,5560705062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10:54:11.92034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11:03.612115962</meta:creation-date>
    <dc:date>2018-05-03T11:33:44.508677882</dc:date>
    <meta:editing-duration>PT26M55S</meta:editing-duration>
    <meta:editing-cycles>8</meta:editing-cycles>
    <meta:generator>LibreOffice/5.4.6.2$Linux_X86_64 LibreOffice_project/40m0$Build-2</meta:generator>
    <meta:document-statistic meta:table-count="2" meta:cell-count="86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4.203cm" style:legend-expansion="high" chart:style-name="ch2"/>
        <chart:plot-area chart:style-name="ch3" table:cell-range-address="'Peticiones Por Segundo'.C14:'Peticiones Por Segundo'.C26 'Peticiones Por Segundo'.I14:'Peticiones Por Segundo'.I26" chart:data-source-has-labels="both" svg:x="0.319cm" svg:y="0.18cm" svg:width="13.09cm" svg:height="8.645cm">
          <chartooo:coordinate-region svg:x="1.311cm" svg:y="0.38cm" svg:width="11.555cm" svg:height="7.798cm"/>
          <chart:axis chart:dimension="x" chart:name="primary-x" chart:style-name="ch4" chartooo:axis-type="auto">
            <chartooo:date-scale/>
            <chart:categories table:cell-range-address="'Peticiones Por Segundo'.C15:'Peticiones Por Segundo'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ticiones Por Segundo'.I15:'Peticiones Por Segundo'.I26" chart:label-cell-address="'Peticiones Por Segundo'.I14:'Peticiones Por Segundo'.I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I14:'Peticiones Por Segundo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C15:'Peticiones Por Segundo'.C26</svg:desc>
                </draw:g>
              </table:table-cell>
              <table:table-cell office:value-type="float" office:value="7795.016">
                <text:p>7795.016</text:p>
                <draw:g>
                  <svg:desc>'Peticiones Por Segundo'.I15:'Peticiones Por Segundo'.I26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8194.204">
                <text:p>8194.20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9980.904">
                <text:p>9980.90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904.06">
                <text:p>904.06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8889.546">
                <text:p>8889.546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674.016">
                <text:p>1674.01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9338.904">
                <text:p>9338.904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4676.058">
                <text:p>4676.058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3185.028">
                <text:p>3185.028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9148.06">
                <text:p>9148.06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5883.85">
                <text:p>5883.85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4740.014">
                <text:p>474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729cm" svg:y="4.204cm" style:legend-expansion="high" chart:style-name="ch2"/>
        <chart:plot-area chart:style-name="ch3" table:cell-range-address="'Peticiones Por Segundo'.S14:'Peticiones Por Segundo'.S26 'Peticiones Por Segundo'.Y14:'Peticiones Por Segundo'.Y26" chart:data-source-has-labels="both" svg:x="0.319cm" svg:y="0.18cm" svg:width="13.091cm" svg:height="8.646cm">
          <chartooo:coordinate-region svg:x="1.311cm" svg:y="0.38cm" svg:width="11.555cm" svg:height="7.799cm"/>
          <chart:axis chart:dimension="x" chart:name="primary-x" chart:style-name="ch4" chartooo:axis-type="auto">
            <chartooo:date-scale/>
            <chart:categories table:cell-range-address="'Peticiones Por Segundo'.S15:'Peticiones Por Segundo'.S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eticiones Por Segundo'.Y15:'Peticiones Por Segundo'.Y26" chart:label-cell-address="'Peticiones Por Segundo'.Y14:'Peticiones Por Segundo'.Y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Y14:'Peticiones Por Segundo'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S15:'Peticiones Por Segundo'.S26</svg:desc>
                </draw:g>
              </table:table-cell>
              <table:table-cell office:value-type="float" office:value="8469.146">
                <text:p>8469.146</text:p>
                <draw:g>
                  <svg:desc>'Peticiones Por Segundo'.Y15:'Peticiones Por Segundo'.Y26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7618.584">
                <text:p>7618.58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9661.97">
                <text:p>9661.97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901.892">
                <text:p>901.892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9916.488">
                <text:p>9916.48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638.674">
                <text:p>1638.674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9460.43">
                <text:p>9460.43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4958.846">
                <text:p>4958.846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3241.844">
                <text:p>3241.84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8569.32">
                <text:p>8569.32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6187.032">
                <text:p>6187.032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4628.738">
                <text:p>4628.7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28cm" svg:y="4.204cm" style:legend-expansion="high" chart:style-name="ch2"/>
        <chart:plot-area chart:style-name="ch3" table:cell-range-address="'Peticiones Por Segundo'.C42:'Peticiones Por Segundo'.C54 'Peticiones Por Segundo'.I42:'Peticiones Por Segundo'.I54" chart:data-source-has-labels="both" svg:x="0.319cm" svg:y="0.18cm" svg:width="13.09cm" svg:height="8.646cm">
          <chartooo:coordinate-region svg:x="1.311cm" svg:y="0.379cm" svg:width="11.74cm" svg:height="7.8cm"/>
          <chart:axis chart:dimension="x" chart:name="primary-x" chart:style-name="ch4" chartooo:axis-type="auto">
            <chartooo:date-scale/>
            <chart:categories table:cell-range-address="'Peticiones Por Segundo'.C43:'Peticiones Por Segundo'.C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eticiones Por Segundo'.I43:'Peticiones Por Segundo'.I54" chart:label-cell-address="'Peticiones Por Segundo'.I42:'Peticiones Por Segundo'.I4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Peticiones Por Segundo'.I42:'Peticiones Por Segundo'.I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Peticiones Por Segundo'.C43:'Peticiones Por Segundo'.C54</svg:desc>
                </draw:g>
              </table:table-cell>
              <table:table-cell office:value-type="float" office:value="1445.186">
                <text:p>1445.186</text:p>
                <draw:g>
                  <svg:desc>'Peticiones Por Segundo'.I43:'Peticiones Por Segundo'.I54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1943.3">
                <text:p>1943.3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912.194">
                <text:p>1912.19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1842.99">
                <text:p>1842.99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869.794">
                <text:p>1869.794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844.384">
                <text:p>1844.384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842.674">
                <text:p>1842.674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1816.64">
                <text:p>1816.64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838.774">
                <text:p>1838.77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842.45">
                <text:p>1842.45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1825.836">
                <text:p>1825.83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844.722">
                <text:p>1844.7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729cm" svg:y="4.204cm" style:legend-expansion="high" chart:style-name="ch2"/>
        <chart:plot-area chart:style-name="ch3" table:cell-range-address="'Tiempos respuesta'.C9:'Tiempos respuesta'.C21 'Tiempos respuesta'.I9:'Tiempos respuesta'.I21" chart:data-source-has-labels="both" svg:x="0.319cm" svg:y="0.18cm" svg:width="13.091cm" svg:height="8.646cm">
          <chartooo:coordinate-region svg:x="1.126cm" svg:y="0.38cm" svg:width="11.925cm" svg:height="7.799cm"/>
          <chart:axis chart:dimension="x" chart:name="primary-x" chart:style-name="ch4" chartooo:axis-type="auto">
            <chartooo:date-scale/>
            <chart:categories table:cell-range-address="'Tiempos respuesta'.C10:'Tiempos respuesta'.C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I10:'Tiempos respuesta'.I21" chart:label-cell-address="'Tiempos respuesta'.I9:'Tiempos respuesta'.I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I9:'Tiempos respuesta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C10:'Tiempos respuesta'.C21</svg:desc>
                </draw:g>
              </table:table-cell>
              <table:table-cell office:value-type="float" office:value="36.6038">
                <text:p>36.6038</text:p>
                <draw:g>
                  <svg:desc>'Tiempos respuesta'.I10:'Tiempos respuesta'.I21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40.9954">
                <text:p>40.995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0.1366">
                <text:p>10.1366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276.5814">
                <text:p>276.5814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1.5478">
                <text:p>11.547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49.3626">
                <text:p>149.362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1.0976">
                <text:p>11.0976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54.2002">
                <text:p>54.2002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57.8726">
                <text:p>157.8726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1.3246">
                <text:p>11.3246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43.301">
                <text:p>43.301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06.1758">
                <text:p>106.17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4.203cm" style:legend-expansion="high" chart:style-name="ch2"/>
        <chart:plot-area chart:style-name="ch3" table:cell-range-address="'Tiempos respuesta'.S9:'Tiempos respuesta'.S21 'Tiempos respuesta'.Y9:'Tiempos respuesta'.Y21" chart:data-source-has-labels="both" svg:x="0.319cm" svg:y="0.18cm" svg:width="13.09cm" svg:height="8.645cm">
          <chartooo:coordinate-region svg:x="1.126cm" svg:y="0.38cm" svg:width="11.924cm" svg:height="7.798cm"/>
          <chart:axis chart:dimension="x" chart:name="primary-x" chart:style-name="ch4" chartooo:axis-type="auto">
            <chartooo:date-scale/>
            <chart:categories table:cell-range-address="'Tiempos respuesta'.S10:'Tiempos respuesta'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Y10:'Tiempos respuesta'.Y21" chart:label-cell-address="'Tiempos respuesta'.Y9:'Tiempos respuesta'.Y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Y9:'Tiempos respuesta'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S10:'Tiempos respuesta'.S21</svg:desc>
                </draw:g>
              </table:table-cell>
              <table:table-cell office:value-type="float" office:value="6.2548">
                <text:p>6.2548</text:p>
                <draw:g>
                  <svg:desc>'Tiempos respuesta'.Y10:'Tiempos respuesta'.Y21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13.6748">
                <text:p>13.6748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10.8294">
                <text:p>10.8294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277.2808">
                <text:p>277.2808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10.1804">
                <text:p>10.1804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52.658">
                <text:p>152.658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10.6438">
                <text:p>10.6438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50.5106">
                <text:p>50.5106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154.3802">
                <text:p>154.3802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12.253">
                <text:p>12.253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40.6788">
                <text:p>40.6788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108.3044">
                <text:p>108.3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28cm" svg:y="4.204cm" style:legend-expansion="high" chart:style-name="ch2"/>
        <chart:plot-area chart:style-name="ch3" table:cell-range-address="'Tiempos respuesta'.C37:'Tiempos respuesta'.C49 'Tiempos respuesta'.I37:'Tiempos respuesta'.I49" chart:data-source-has-labels="both" svg:x="0.319cm" svg:y="0.18cm" svg:width="13.09cm" svg:height="8.646cm">
          <chartooo:coordinate-region svg:x="1.126cm" svg:y="0.38cm" svg:width="11.924cm" svg:height="7.799cm"/>
          <chart:axis chart:dimension="x" chart:name="primary-x" chart:style-name="ch4" chartooo:axis-type="auto">
            <chartooo:date-scale/>
            <chart:categories table:cell-range-address="'Tiempos respuesta'.C38:'Tiempos respuesta'.C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s respuesta'.I38:'Tiempos respuesta'.I49" chart:label-cell-address="'Tiempos respuesta'.I37:'Tiempos respuesta'.I37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'Tiempos respuesta'.I37:'Tiempos respuesta'.I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C1</text:p>
                <draw:g>
                  <svg:desc>'Tiempos respuesta'.C38:'Tiempos respuesta'.C49</svg:desc>
                </draw:g>
              </table:table-cell>
              <table:table-cell office:value-type="float" office:value="190.5618">
                <text:p>190.5618</text:p>
                <draw:g>
                  <svg:desc>'Tiempos respuesta'.I38:'Tiempos respuesta'.I49</svg:desc>
                </draw:g>
              </table:table-cell>
            </table:table-row>
            <table:table-row>
              <table:table-cell office:value-type="string">
                <text:p>IC2</text:p>
              </table:table-cell>
              <table:table-cell office:value-type="float" office:value="51.514">
                <text:p>51.514</text:p>
              </table:table-cell>
            </table:table-row>
            <table:table-row>
              <table:table-cell office:value-type="string">
                <text:p>IC3</text:p>
              </table:table-cell>
              <table:table-cell office:value-type="float" office:value="52.3386">
                <text:p>52.3386</text:p>
              </table:table-cell>
            </table:table-row>
            <table:table-row>
              <table:table-cell office:value-type="string">
                <text:p>IC4</text:p>
              </table:table-cell>
              <table:table-cell office:value-type="float" office:value="135.9446">
                <text:p>135.9446</text:p>
              </table:table-cell>
            </table:table-row>
            <table:table-row>
              <table:table-cell office:value-type="string">
                <text:p>IC5</text:p>
              </table:table-cell>
              <table:table-cell office:value-type="float" office:value="53.5128">
                <text:p>53.5128</text:p>
              </table:table-cell>
            </table:table-row>
            <table:table-row>
              <table:table-cell office:value-type="string">
                <text:p>IC6</text:p>
              </table:table-cell>
              <table:table-cell office:value-type="float" office:value="135.5686">
                <text:p>135.5686</text:p>
              </table:table-cell>
            </table:table-row>
            <table:table-row>
              <table:table-cell office:value-type="string">
                <text:p>IC7</text:p>
              </table:table-cell>
              <table:table-cell office:value-type="float" office:value="54.285">
                <text:p>54.285</text:p>
              </table:table-cell>
            </table:table-row>
            <table:table-row>
              <table:table-cell office:value-type="string">
                <text:p>IC8</text:p>
              </table:table-cell>
              <table:table-cell office:value-type="float" office:value="137.6462">
                <text:p>137.6462</text:p>
              </table:table-cell>
            </table:table-row>
            <table:table-row>
              <table:table-cell office:value-type="string">
                <text:p>IC9</text:p>
              </table:table-cell>
              <table:table-cell office:value-type="float" office:value="272.0704">
                <text:p>272.0704</text:p>
              </table:table-cell>
            </table:table-row>
            <table:table-row>
              <table:table-cell office:value-type="string">
                <text:p>IC10</text:p>
              </table:table-cell>
              <table:table-cell office:value-type="float" office:value="54.2772">
                <text:p>54.2772</text:p>
              </table:table-cell>
            </table:table-row>
            <table:table-row>
              <table:table-cell office:value-type="string">
                <text:p>IC11</text:p>
              </table:table-cell>
              <table:table-cell office:value-type="float" office:value="136.9546">
                <text:p>136.9546</text:p>
              </table:table-cell>
            </table:table-row>
            <table:table-row>
              <table:table-cell office:value-type="string">
                <text:p>IC12</text:p>
              </table:table-cell>
              <table:table-cell office:value-type="float" office:value="271.108">
                <text:p>271.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